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1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37cm"/>
    </style:style>
    <style:style style:name="co11" style:family="table-column">
      <style:table-column-properties fo:break-before="auto" style:column-width="7.038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2.381cm"/>
    </style:style>
    <style:style style:name="co16" style:family="table-column">
      <style:table-column-properties fo:break-before="auto" style:column-width="0.529cm"/>
    </style:style>
    <style:style style:name="co17" style:family="table-column">
      <style:table-column-properties fo:break-before="auto" style:column-width="2.955cm"/>
    </style:style>
    <style:style style:name="co18" style:family="table-column">
      <style:table-column-properties fo:break-before="auto" style:column-width="0.55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3.032cm"/>
    </style:style>
    <style:style style:name="co22" style:family="table-column">
      <style:table-column-properties fo:break-before="auto" style:column-width="2.803cm"/>
    </style:style>
    <style:style style:name="co23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9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3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18" style:family="table-cell" style:parent-style-name="Normal_20_2" style:data-style-name="N10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119" style:family="table-cell" style:parent-style-name="Normal_20_2" style:data-style-name="N10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120" style:family="table-cell" style:parent-style-name="Normal_20_2" style:data-style-name="N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2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Normal_20_2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style:font-name="Futura-book" fo:font-size="10pt" style:font-name-asian="Futura-book" style:font-size-asian="10pt" style:font-name-complex="Futura-book" style:font-size-complex="10pt"/>
    </style:style>
    <style:style style:name="ce26" style:family="table-cell" style:parent-style-name="Normal_20_2" style:data-style-name="N0">
      <style:table-cell-properties fo:background-color="#ffffff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29" style:family="table-cell" style:parent-style-name="Normal_20_2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start" fo:margin-left="0.706cm"/>
      <style:text-properties style:font-name="Futura-book" fo:font-size="10pt" style:font-name-asian="Futura-book" style:font-size-asian="10pt" style:font-name-complex="Futura-book" style:font-size-complex="10pt"/>
    </style:style>
    <style:style style:name="ce1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Normal_20_2" style:data-style-name="N0">
      <style:table-cell-properties fo:border-bottom="none" fo:background-color="#ffffff" fo:border-left="0.06pt solid #000000" fo:border-right="none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00">
      <style:table-cell-properties fo:border-bottom="none" fo:background-color="#ffff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5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5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4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65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1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Normal_20_2" style:data-style-name="N10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25" style:family="table-cell" style:parent-style-name="Normal_20_2" style:data-style-name="N10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27" style:family="table-cell" style:parent-style-name="Normal_20_2" style:data-style-name="N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ffff" fo:border="0.06pt solid #000000"/>
    </style:style>
    <style:style style:name="ce1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Millares_20_2" style:data-style-name="N11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Excel_20_Built-in_20_Comma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Excel_20_Built-in_20_Comma" style:data-style-name="N12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Excel_20_Built-in_20_Comma" style:data-style-name="N127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8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03" style:family="table-cell" style:parent-style-name="Default" style:data-style-name="N0">
      <style:table-cell-properties fo:background-color="#ffffff" style:vertical-align="middle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fo:background-color="transparent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82" style:family="table-cell" style:parent-style-name="Default" style:data-style-name="N0">
      <style:table-cell-properties fo:background-color="transparent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6" style:family="table-cell" style:parent-style-name="Default" style:data-style-name="N0">
      <style:table-cell-properties fo:background-color="transparent"/>
      <style:text-properties style:font-name="Arial1" fo:font-size="8pt" style:font-name-asian="Arial" style:font-size-asian="8pt" style:font-name-complex="Arial" style:font-size-complex="8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83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10pt" style:text-underline-style="solid" style:text-underline-width="auto" style:text-underline-color="font-color" style:font-name-asian="Arial Narrow1" style:font-size-asian="10pt" style:font-name-complex="Arial Narrow1" style:font-size-complex="10pt"/>
    </style:style>
    <style:style style:name="ce87" style:family="table-cell" style:parent-style-name="Default" style:data-style-name="N4">
      <style:table-cell-properties fo:background-color="transparent"/>
      <style:text-properties style:font-name="Arial Narrow" fo:font-size="10pt" style:font-name-asian="Arial Narrow1" style:font-size-asian="10pt" style:font-name-complex="Arial Narrow1" style:font-size-complex="10pt"/>
    </style:style>
    <style:style style:name="ce89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  <style:text-properties style:font-name="Arial Narrow1" fo:font-size="10pt" style:font-name-asian="Arial Narrow1" style:font-size-asian="10pt" style:font-name-complex="Arial Narrow1" style:font-size-complex="10pt"/>
    </style:style>
    <style:style style:name="ce84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9pt" style:text-underline-style="solid" style:text-underline-width="auto" style:text-underline-color="font-color" style:font-name-asian="Arial Narrow1" style:font-size-asian="9pt" style:font-name-complex="Arial Narrow1" style:font-size-complex="9pt"/>
    </style:style>
    <style:style style:name="ce85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8pt" style:text-underline-style="solid" style:text-underline-width="auto" style:text-underline-color="font-color" style:font-name-asian="Arial Narrow1" style:font-size-asian="8pt" style:font-name-complex="Arial Narrow1" style:font-size-complex="8pt"/>
    </style:style>
    <style:style style:name="ce90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  <style:text-properties style:font-name="Arial Narrow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91" style:family="table-cell" style:parent-style-name="Default" style:data-style-name="N0"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 style:data-style-name="N0"/>
    <style:style style:name="ce100" style:family="table-cell" style:parent-style-name="Default" style:data-style-name="N0">
      <style:text-properties style:font-name="Arial1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3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ext-properties style:font-name="Arial Narrow" fo:font-size="10pt" fo:font-style="italic" style:font-name-asian="Arial Narrow1" style:font-size-asian="10pt" style:font-style-asian="italic" style:font-name-complex="Arial Narrow1" style:font-size-complex="10pt" style:font-style-complex="italic"/>
    </style:style>
    <style:style style:name="ce106" style:family="table-cell" style:parent-style-name="Default" style:data-style-name="N107">
      <style:text-properties style:font-name="Arial1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2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8" style:family="table-cell" style:parent-style-name="Default" style:data-style-name="N4"/>
    <style:style style:name="ce10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2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0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9" style:family="table-cell" style:parent-style-name="Default" style:data-style-name="N4">
      <style:text-properties style:font-name="Arial1" fo:font-size="10pt" style:font-name-asian="Arial" style:font-size-asian="10pt" style:font-name-complex="Arial" style:font-size-complex="10pt"/>
    </style:style>
    <style:style style:name="ce10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9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2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8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68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73"/>
          <table:table-cell table:style-name="ce3" office:value-type="string" calcext:value-type="string">
            <text:p>P/T:</text:p>
          </table:table-cell>
          <table:table-cell table:style-name="ce69" office:value-type="float" office:value="6501" calcext:value-type="float" table:number-columns-spanned="2" table:number-rows-spanned="1">
            <text:p>6501</text:p>
          </table:table-cell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68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73"/>
          <table:table-cell table:style-name="ce3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68" office:value-type="string" calcext:value-type="string" table:number-columns-spanned="7" table:number-rows-spanned="1">
            <text:p>Cuentas por Pagar a Partes Relacionadas</text:p>
          </table:table-cell>
          <table:covered-table-cell table:number-columns-repeated="6" table:style-name="ce73"/>
          <table:table-cell table:style-name="ce3" office:value-type="string" calcext:value-type="string">
            <text:p>Fecha:</text:p>
          </table:table-cell>
          <table:table-cell table:style-name="ce71" office:value-type="string" calcext:value-type="string" table:number-columns-spanned="2" table:number-rows-spanned="1">
            <text:p>15/01/2022</text:p>
          </table:table-cell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68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73"/>
          <table:table-cell table:style-name="ce3" office:value-type="string" calcext:value-type="string">
            <text:p>Revisado por:</text:p>
          </table:table-cell>
          <table:table-cell table:style-name="ce71" office:value-type="string" calcext:value-type="string" table:number-columns-spanned="2" table:number-rows-spanned="1">
            <text:p>Carlos Almeida</text:p>
          </table:table-cell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68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73"/>
          <table:table-cell table:style-name="ce3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3" table:number-columns-spanned="11" table:number-rows-spanned="1"/>
          <table:covered-table-cell table:number-columns-repeated="10" table:style-name="ce73"/>
          <table:table-cell table:number-columns-repeated="1013"/>
        </table:table-row>
        <table:table-row table:style-name="ro3">
          <table:table-cell table:style-name="ce74" office:value-type="string" calcext:value-type="string" table:number-columns-spanned="1" table:number-rows-spanned="2">
            <text:p>Código</text:p>
          </table:table-cell>
          <table:table-cell table:style-name="ce75" office:value-type="string" calcext:value-type="string" table:number-columns-spanned="1" table:number-rows-spanned="2">
            <text:p>Cuenta</text:p>
          </table:table-cell>
          <table:table-cell table:style-name="ce75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6" office:value-type="string" calcext:value-type="string" table:number-columns-spanned="2" table:number-rows-spanned="1">
            <text:p>Movimientos</text:p>
          </table:table-cell>
          <table:covered-table-cell table:style-name="ce73"/>
          <table:table-cell table:style-name="ce7" office:value-type="string" calcext:value-type="string">
            <text:p>Saldos auditados al</text:p>
          </table:table-cell>
          <table:table-cell table:style-name="ce74" office:value-type="string" calcext:value-type="string" table:number-columns-spanned="1" table:number-rows-spanned="2">
            <text:p>Código</text:p>
          </table:table-cell>
          <table:table-cell table:style-name="ce75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94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203" table:number-columns-repeated="963"/>
        </table:table-row>
        <table:table-row table:style-name="ro2">
          <table:covered-table-cell table:number-columns-repeated="3" table:style-name="ce73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73"/>
          <table:table-cell table:style-name="ce9" office:value-type="date" office:date-value="2020-12-31" calcext:value-type="date">
            <text:p>31-dic-20</text:p>
          </table:table-cell>
          <table:covered-table-cell table:style-name="ce73"/>
          <table:table-cell table:style-name="ce4" table:number-columns-repeated="50"/>
          <table:table-cell table:style-name="ce203" table:number-columns-repeated="963"/>
        </table:table-row>
        <table:table-row table:style-name="ro2">
          <table:table-cell table:style-name="ce117"/>
          <table:table-cell table:style-name="ce10"/>
          <table:table-cell table:style-name="ce11"/>
          <table:table-cell table:style-name="ce12"/>
          <table:table-cell table:style-name="ce167"/>
          <table:table-cell table:style-name="ce157"/>
          <table:table-cell table:style-name="ce14"/>
          <table:table-cell table:style-name="ce15"/>
          <table:table-cell table:style-name="ce16"/>
          <table:table-cell table:style-name="ce17"/>
          <table:table-cell table:style-name="ce19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8"/>
          <table:table-cell table:style-name="ce19" office:value-type="string" calcext:value-type="string">
            <text:p>Documentos por pagar</text:p>
          </table:table-cell>
          <table:table-cell table:style-name="ce11"/>
          <table:table-cell table:style-name="ce157"/>
          <table:table-cell table:style-name="ce167"/>
          <table:table-cell table:style-name="ce157"/>
          <table:table-cell table:style-name="ce20"/>
          <table:table-cell table:style-name="ce21"/>
          <table:table-cell table:style-name="ce19" office:value-type="string" calcext:value-type="string">
            <text:p>Documentos por pagar</text:p>
          </table:table-cell>
          <table:table-cell table:style-name="ce22"/>
          <table:table-cell table:style-name="ce19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9" office:value-type="string" calcext:value-type="string">
            <text:p>2.1.8.5</text:p>
          </table:table-cell>
          <table:table-cell table:style-name="ce24" office:value-type="string" calcext:value-type="string">
            <text:p>Cuenta por Pagar Socios o Accionistas</text:p>
          </table:table-cell>
          <table:table-cell table:style-name="ce11"/>
          <table:table-cell table:style-name="ce157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20" table:formula="of:=[.D11]-[.E11]+[.F11]" office:value-type="float" office:value="0" calcext:value-type="float">
            <text:p>0</text:p>
          </table:table-cell>
          <table:table-cell table:style-name="ce25" office:value-type="string" calcext:value-type="string">
            <text:p>2.1.8.5</text:p>
          </table:table-cell>
          <table:table-cell table:style-name="ce24" office:value-type="string" calcext:value-type="string">
            <text:p>Cuenta por Pagar Socios o Accionistas</text:p>
          </table:table-cell>
          <table:table-cell table:style-name="ce22" office:value-type="float" office:value="0" calcext:value-type="float">
            <text:p>0</text:p>
          </table:table-cell>
          <table:table-cell table:style-name="ce196" table:formula="of:=+[.G11]-[.J1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20"/>
          <table:table-cell table:style-name="ce26"/>
          <table:table-cell table:style-name="ce11"/>
          <table:table-cell table:style-name="ce157"/>
          <table:table-cell table:style-name="ce167"/>
          <table:table-cell table:style-name="ce157"/>
          <table:table-cell table:style-name="ce20"/>
          <table:table-cell table:style-name="ce27"/>
          <table:table-cell table:style-name="ce26"/>
          <table:table-cell table:style-name="ce22"/>
          <table:table-cell table:style-name="ce19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20"/>
          <table:table-cell table:style-name="ce19" office:value-type="string" calcext:value-type="string">
            <text:p>Cuenta por pagar</text:p>
          </table:table-cell>
          <table:table-cell table:style-name="ce11"/>
          <table:table-cell table:style-name="ce157"/>
          <table:table-cell table:style-name="ce167"/>
          <table:table-cell table:style-name="ce157"/>
          <table:table-cell table:style-name="ce20"/>
          <table:table-cell table:style-name="ce27"/>
          <table:table-cell table:style-name="ce19" office:value-type="string" calcext:value-type="string">
            <text:p>Cuenta por pagar</text:p>
          </table:table-cell>
          <table:table-cell table:style-name="ce22"/>
          <table:table-cell table:style-name="ce19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9" office:value-type="string" calcext:value-type="string">
            <text:p>2.2.4.1</text:p>
          </table:table-cell>
          <table:table-cell table:style-name="ce24" office:value-type="string" calcext:value-type="string">
            <text:p>Cuenta por Pagar Socios o Accionistas</text:p>
          </table:table-cell>
          <table:table-cell table:style-name="ce151" office:value-type="string" calcext:value-type="string" table:number-columns-spanned="1" table:number-rows-spanned="3">
            <text:p>Accionistas</text:p>
          </table:table-cell>
          <table:table-cell table:style-name="ce157"/>
          <table:table-cell table:style-name="ce167"/>
          <table:table-cell table:style-name="ce157"/>
          <table:table-cell table:style-name="ce20"/>
          <table:table-cell table:style-name="ce25" office:value-type="string" calcext:value-type="string">
            <text:p>2.2.4.1</text:p>
          </table:table-cell>
          <table:table-cell table:style-name="ce24" office:value-type="string" calcext:value-type="string">
            <text:p>Cuenta por Pagar Socios o Accionistas</text:p>
          </table:table-cell>
          <table:table-cell table:style-name="ce28"/>
          <table:table-cell table:style-name="ce19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9"/>
          <table:table-cell table:style-name="ce29" office:value-type="string" calcext:value-type="string">
            <text:p>Corto Plazo</text:p>
          </table:table-cell>
          <table:covered-table-cell table:style-name="ce73"/>
          <table:table-cell table:style-name="ce157" office:value-type="float" office:value="85155.54" calcext:value-type="float">
            <text:p>85,156</text:p>
          </table:table-cell>
          <table:table-cell table:style-name="ce167" office:value-type="float" office:value="10000" calcext:value-type="float">
            <text:p>10,000</text:p>
          </table:table-cell>
          <table:table-cell table:style-name="ce157" office:value-type="float" office:value="0" calcext:value-type="float">
            <text:p>0</text:p>
          </table:table-cell>
          <table:table-cell table:style-name="ce20" table:formula="of:=[.D15]-[.E15]+[.F15]" office:value-type="float" office:value="75155.54" calcext:value-type="float">
            <text:p>75,156</text:p>
          </table:table-cell>
          <table:table-cell table:style-name="ce25"/>
          <table:table-cell table:style-name="ce29" office:value-type="string" calcext:value-type="string">
            <text:p>Corto Plazo</text:p>
          </table:table-cell>
          <table:table-cell table:style-name="ce28" office:value-type="float" office:value="124576.64" calcext:value-type="float">
            <text:p><text:s/>124577 </text:p>
          </table:table-cell>
          <table:table-cell table:style-name="ce196" table:formula="of:=+[.G15]-[.J15]" office:value-type="float" office:value="-49421.1" calcext:value-type="float">
            <text:p>(49,42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9"/>
          <table:table-cell table:style-name="ce29" office:value-type="string" calcext:value-type="string">
            <text:p>Largo Plazo</text:p>
          </table:table-cell>
          <table:covered-table-cell table:style-name="ce73"/>
          <table:table-cell table:style-name="ce157" office:value-type="float" office:value="118697.75" calcext:value-type="float">
            <text:p>118,698</text:p>
          </table:table-cell>
          <table:table-cell table:style-name="ce167" office:value-type="float" office:value="8242.21" calcext:value-type="float">
            <text:p>8,242</text:p>
          </table:table-cell>
          <table:table-cell table:style-name="ce157" office:value-type="float" office:value="0" calcext:value-type="float">
            <text:p>0</text:p>
          </table:table-cell>
          <table:table-cell table:style-name="ce20" table:formula="of:=[.D16]-[.E16]+[.F16]" office:value-type="float" office:value="110455.54" calcext:value-type="float">
            <text:p>110,456</text:p>
          </table:table-cell>
          <table:table-cell table:style-name="ce25"/>
          <table:table-cell table:style-name="ce29" office:value-type="string" calcext:value-type="string">
            <text:p>Largo Plazo</text:p>
          </table:table-cell>
          <table:table-cell table:style-name="ce28" office:value-type="float" office:value="124576.65" calcext:value-type="float">
            <text:p><text:s/>124577 </text:p>
          </table:table-cell>
          <table:table-cell table:style-name="ce196" table:formula="of:=+[.G16]-[.J16]" office:value-type="float" office:value="-14121.11" calcext:value-type="float">
            <text:p>(14,12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19" office:value-type="string" calcext:value-type="string">
            <text:p>2.2.4.5</text:p>
          </table:table-cell>
          <table:table-cell table:style-name="ce24" office:value-type="string" calcext:value-type="string">
            <text:p>Otras cuentas por pagar relacionadas</text:p>
          </table:table-cell>
          <table:table-cell table:style-name="ce30"/>
          <table:table-cell table:style-name="ce158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0" table:formula="of:=[.D17]-[.E17]+[.F17]" office:value-type="float" office:value="0" calcext:value-type="float">
            <text:p>0</text:p>
          </table:table-cell>
          <table:table-cell table:style-name="ce25" office:value-type="string" calcext:value-type="string">
            <text:p>2.2.4.5</text:p>
          </table:table-cell>
          <table:table-cell table:style-name="ce24" office:value-type="string" calcext:value-type="string">
            <text:p>Otras cuentas por pagar relacionadas</text:p>
          </table:table-cell>
          <table:table-cell table:style-name="ce28" office:value-type="float" office:value="0" calcext:value-type="float">
            <text:p>-00 </text:p>
          </table:table-cell>
          <table:table-cell table:style-name="ce196" table:formula="of:=+[.G17]-[.J17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28"/>
          <table:table-cell table:style-name="ce141" table:number-columns-repeated="2"/>
          <table:table-cell table:style-name="ce159" table:number-columns-repeated="3"/>
          <table:table-cell table:style-name="ce35"/>
          <table:table-cell table:style-name="ce181"/>
          <table:table-cell table:style-name="ce185"/>
          <table:table-cell table:style-name="ce193"/>
          <table:table-cell table:style-name="ce197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40"/>
          <table:table-cell table:style-name="ce41" office:value-type="string" office:string-value="Total" calcext:value-type="string">
            <text:p><text:s/>Total </text:p>
          </table:table-cell>
          <table:table-cell table:style-name="ce41"/>
          <table:table-cell table:style-name="ce42" table:formula="of:=SUM([.D9:.D18])" office:value-type="float" office:value="203853.29" calcext:value-type="float">
            <text:p>203,853</text:p>
          </table:table-cell>
          <table:table-cell table:style-name="ce42" table:formula="of:=SUM([.E9:.E18])" office:value-type="float" office:value="18242.21" calcext:value-type="float">
            <text:p>18,242</text:p>
          </table:table-cell>
          <table:table-cell table:style-name="ce42" table:formula="of:=SUM([.F9:.F18])" office:value-type="float" office:value="0" calcext:value-type="float">
            <text:p>0</text:p>
          </table:table-cell>
          <table:table-cell table:style-name="ce42" table:formula="of:=SUM([.G9:.G18])" office:value-type="float" office:value="185611.08" calcext:value-type="float">
            <text:p>185,611</text:p>
          </table:table-cell>
          <table:table-cell table:style-name="ce43" table:number-columns-repeated="2"/>
          <table:table-cell table:style-name="ce42" table:formula="of:=SUM([.J9:.J18])" office:value-type="float" office:value="249153.29" calcext:value-type="float">
            <text:p>249,153</text:p>
          </table:table-cell>
          <table:table-cell table:style-name="ce198" table:formula="of:=SUM([.K9:.K17])" office:value-type="float" office:value="-63542.21" calcext:value-type="float">
            <text:p>(63,542)</text:p>
          </table:table-cell>
          <table:table-cell table:style-name="ce45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7" table:number-columns-repeated="2"/>
          <table:table-cell table:style-name="ce48" office:value-type="string" calcext:value-type="string">
            <text:p>Saldo al</text:p>
          </table:table-cell>
          <table:table-cell table:style-name="ce49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string" calcext:value-type="string">
            <text:p>Nota a los estados financieros:</text:p>
          </table:table-cell>
          <table:table-cell table:style-name="ce50"/>
          <table:table-cell table:style-name="ce51" office:value-type="date" office:date-value="2021-12-31" calcext:value-type="date">
            <text:p>31/12/2021</text:p>
          </table:table-cell>
          <table:table-cell table:style-name="ce52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3" table:number-columns-repeated="2"/>
          <table:table-cell table:style-name="ce54"/>
          <table:table-cell table:style-name="ce55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Cuentas por Pagar Corrientes</text:p>
          </table:table-cell>
          <table:table-cell table:style-name="ce57"/>
          <table:table-cell table:style-name="ce164" table:formula="of:=[.G11]+[.G15]+[.G17]" office:value-type="float" office:value="75155.54" calcext:value-type="float">
            <text:p>75,156</text:p>
          </table:table-cell>
          <table:table-cell table:style-name="ce164" table:formula="of:=[.J11]+[.J15]+[.J17]" office:value-type="float" office:value="124576.64" calcext:value-type="float">
            <text:p>124,577</text:p>
          </table:table-cell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Cuentas por pagar No Corrientes</text:p>
          </table:table-cell>
          <table:table-cell table:style-name="ce57"/>
          <table:table-cell table:style-name="ce164" table:formula="of:=[.G16]" office:value-type="float" office:value="110455.54" calcext:value-type="float">
            <text:p>110,456</text:p>
          </table:table-cell>
          <table:table-cell table:style-name="ce164" table:formula="of:=[.J16]" office:value-type="float" office:value="124576.65" calcext:value-type="float">
            <text:p>124,577</text:p>
          </table:table-cell>
          <table:table-cell table:number-columns-repeated="1019"/>
        </table:table-row>
        <table:table-row table:style-name="ro2">
          <table:table-cell/>
          <table:table-cell table:style-name="ce57" table:number-columns-repeated="2"/>
          <table:table-cell table:style-name="ce165" table:number-columns-repeated="2"/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Total</text:p>
          </table:table-cell>
          <table:table-cell table:style-name="ce61"/>
          <table:table-cell table:style-name="ce42" table:formula="of:=+SUM([.D24:.D26])" office:value-type="float" office:value="185611.08" calcext:value-type="float">
            <text:p>185,611</text:p>
          </table:table-cell>
          <table:table-cell table:style-name="ce42" table:formula="of:=+SUM([.E24:.E26])" office:value-type="float" office:value="249153.29" calcext:value-type="float">
            <text:p>249,15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2" office:value-type="string" calcext:value-type="string">
            <text:p>Fuente:</text:p>
          </table:table-cell>
          <table:table-cell table:style-name="ce63" table:number-columns-repeated="9"/>
          <table:table-cell table:style-name="ce64"/>
          <table:table-cell table:number-columns-repeated="1013"/>
        </table:table-row>
        <table:table-row table:style-name="ro2">
          <table:table-cell table:style-name="ce65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5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7" office:value-type="string" calcext:value-type="string">
            <text:p>Trabajo realizado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 table:number-rows-repeated="3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7" office:value-type="string" calcext:value-type="string">
            <text:p>Conclusiones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6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ionistas" table:style-name="ta2"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8" table:number-columns-repeated="1019" table:default-cell-style-name="ce79"/>
        <table:table-row table:style-name="ro2">
          <table:table-cell/>
          <table:table-cell table:style-name="ce80" office:value-type="string" calcext:value-type="string">
            <text:p>VISACOM S.A.</text:p>
          </table:table-cell>
          <table:table-cell table:style-name="ce81" table:number-columns-repeated="6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Fase 2 – Ejecución</text:p>
          </table:table-cell>
          <table:table-cell table:style-name="ce81" table:number-columns-repeated="6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Cuentas por Pagar a Partes Relacionadas</text:p>
          </table:table-cell>
          <table:table-cell table:style-name="ce81" table:number-columns-repeated="6"/>
          <table:table-cell table:number-columns-repeated="1016"/>
        </table:table-row>
        <table:table-row table:style-name="ro2">
          <table:table-cell/>
          <table:table-cell table:style-name="ce81" table:number-columns-repeated="7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CTAS X PAGAR ACCIONISTAS Y RELACIONADOS</text:p>
          </table:table-cell>
          <table:table-cell table:style-name="ce83" office:value-type="string" calcext:value-type="string">
            <text:p>AL 31 DIC 2020</text:p>
          </table:table-cell>
          <table:table-cell table:style-name="ce84" office:value-type="string" calcext:value-type="string">
            <text:p>ABONOS SEP2021</text:p>
          </table:table-cell>
          <table:table-cell table:style-name="ce85" office:value-type="string" calcext:value-type="string">
            <text:p>SALDO AL 30SEP21</text:p>
          </table:table-cell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TOTAL CORTO PLAZO MDC</text:p>
          </table:table-cell>
          <table:table-cell table:style-name="ce87" office:value-type="float" office:value="110455.54" calcext:value-type="float">
            <text:p>110,455.54</text:p>
          </table:table-cell>
          <table:table-cell table:style-name="ce87" table:formula="of:=20300+5000" office:value-type="float" office:value="25300" calcext:value-type="float">
            <text:p>25,300.00</text:p>
          </table:table-cell>
          <table:table-cell table:style-name="ce87" table:formula="of:=+[.C6]-[.D6]" office:value-type="float" office:value="85155.54" calcext:value-type="float">
            <text:p>85,155.54</text:p>
          </table:table-cell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TOTAL CORTO PLAZO MPC</text:p>
          </table:table-cell>
          <table:table-cell table:style-name="ce87" office:value-type="float" office:value="14121.1" calcext:value-type="float">
            <text:p>14,121.10</text:p>
          </table:table-cell>
          <table:table-cell table:style-name="ce87" table:formula="of:=20000-5878.9" office:value-type="float" office:value="14121.1" calcext:value-type="float">
            <text:p>14,121.10</text:p>
          </table:table-cell>
          <table:table-cell table:style-name="ce87" table:formula="of:=+[.C7]-[.D7]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>
            <text:p>total corto plazo</text:p>
          </table:table-cell>
          <table:table-cell table:style-name="ce89" table:formula="of:=+[.C6]+[.C7]" office:value-type="float" office:value="124576.64" calcext:value-type="float">
            <text:p>124,576.64</text:p>
          </table:table-cell>
          <table:table-cell table:style-name="ce89" table:formula="of:=+[.D6]+[.D7]" office:value-type="float" office:value="39421.1" calcext:value-type="float">
            <text:p>39,421.10</text:p>
          </table:table-cell>
          <table:table-cell table:style-name="ce89" table:formula="of:=+[.E6]+[.E7]" office:value-type="float" office:value="85155.54" calcext:value-type="float">
            <text:p>85,155.54</text:p>
          </table:table-cell>
          <table:table-cell table:number-columns-repeated="1019"/>
        </table:table-row>
        <table:table-row table:style-name="ro2">
          <table:table-cell/>
          <table:table-cell table:style-name="ce86"/>
          <table:table-cell table:style-name="ce87" table:number-columns-repeated="3"/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TOTAL LARGO PLAZO <text:s/>MDC</text:p>
          </table:table-cell>
          <table:table-cell table:style-name="ce87" office:value-type="float" office:value="110455.54" calcext:value-type="float">
            <text:p>110,455.54</text:p>
          </table:table-cell>
          <table:table-cell table:style-name="ce87" office:value-type="float" office:value="0" calcext:value-type="float">
            <text:p>0.00</text:p>
          </table:table-cell>
          <table:table-cell table:style-name="ce87" table:formula="of:=+[.C10]-[.D10]" office:value-type="float" office:value="110455.54" calcext:value-type="float">
            <text:p>110,455.54</text:p>
          </table:table-cell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TOTAL LARGO PLAZO <text:s/>MPC</text:p>
          </table:table-cell>
          <table:table-cell table:style-name="ce87" office:value-type="float" office:value="14121.11" calcext:value-type="float">
            <text:p>14,121.11</text:p>
          </table:table-cell>
          <table:table-cell table:style-name="ce87" office:value-type="float" office:value="5878.9" calcext:value-type="float">
            <text:p>5,878.90</text:p>
          </table:table-cell>
          <table:table-cell table:style-name="ce87" table:formula="of:=+[.C11]-[.D11]" office:value-type="float" office:value="8242.21" calcext:value-type="float">
            <text:p>8,242.21</text:p>
          </table:table-cell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>
            <text:p>total largo plazo</text:p>
          </table:table-cell>
          <table:table-cell table:style-name="ce89" table:formula="of:=SUM([.C10:.C11])" office:value-type="float" office:value="124576.65" calcext:value-type="float">
            <text:p>124,576.65</text:p>
          </table:table-cell>
          <table:table-cell table:style-name="ce89" table:formula="of:=SUM([.D10:.D11])" office:value-type="float" office:value="5878.9" calcext:value-type="float">
            <text:p>5,878.90</text:p>
          </table:table-cell>
          <table:table-cell table:style-name="ce89" table:formula="of:=SUM([.E10:.E11])" office:value-type="float" office:value="118697.75" calcext:value-type="float">
            <text:p>118,697.75</text:p>
          </table:table-cell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>
            <text:p>deuda total</text:p>
          </table:table-cell>
          <table:table-cell table:style-name="ce89" table:formula="of:=+[.C8]+[.C12]" office:value-type="float" office:value="249153.29" calcext:value-type="float">
            <text:p>249,153.29</text:p>
          </table:table-cell>
          <table:table-cell table:style-name="ce89" table:formula="of:=+[.D8]+[.D12]" office:value-type="float" office:value="45300" calcext:value-type="float">
            <text:p>45,300.00</text:p>
          </table:table-cell>
          <table:table-cell table:style-name="ce90" table:formula="of:=+[.E8]+[.E12]" office:value-type="float" office:value="203853.29" calcext:value-type="float">
            <text:p>203,853.29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le" table:style-name="ta2">
        <table:table-column table:style-name="co6" table:default-cell-style-name="ce217"/>
        <table:table-column table:style-name="co15" table:default-cell-style-name="ce217"/>
        <table:table-column table:style-name="co16" table:default-cell-style-name="ce217"/>
        <table:table-column table:style-name="co17" table:number-columns-repeated="2" table:default-cell-style-name="ce217"/>
        <table:table-column table:style-name="co18" table:default-cell-style-name="ce217"/>
        <table:table-column table:style-name="co19" table:number-columns-repeated="2" table:default-cell-style-name="ce217"/>
        <table:table-column table:style-name="co20" table:default-cell-style-name="ce217"/>
        <table:table-column table:style-name="co21" table:number-columns-repeated="2" table:default-cell-style-name="ce217"/>
        <table:table-column table:style-name="co20" table:default-cell-style-name="ce217"/>
        <table:table-column table:style-name="co22" table:number-columns-repeated="3" table:default-cell-style-name="ce217"/>
        <table:table-column table:style-name="co6" table:number-columns-repeated="239" table:default-cell-style-name="ce217"/>
        <table:table-column table:style-name="co15" table:default-cell-style-name="ce217"/>
        <table:table-column table:style-name="co16" table:default-cell-style-name="ce217"/>
        <table:table-column table:style-name="co6" table:default-cell-style-name="ce217"/>
        <table:table-column table:style-name="co15" table:default-cell-style-name="ce217"/>
        <table:table-column table:style-name="co16" table:default-cell-style-name="ce217"/>
        <table:table-column table:style-name="co23" table:default-cell-style-name="ce217"/>
        <table:table-column table:style-name="co5" table:default-cell-style-name="ce217"/>
        <table:table-column table:style-name="co18" table:default-cell-style-name="ce217"/>
        <table:table-column table:style-name="co24" table:default-cell-style-name="ce217"/>
        <table:table-column table:style-name="co25" table:default-cell-style-name="ce217"/>
        <table:table-column table:style-name="co20" table:default-cell-style-name="ce217"/>
        <table:table-column table:style-name="co6" table:number-columns-repeated="2" table:default-cell-style-name="ce217"/>
        <table:table-column table:style-name="co20" table:default-cell-style-name="ce217"/>
        <table:table-column table:style-name="co6" table:default-cell-style-name="ce217"/>
        <table:table-column table:style-name="co26" table:default-cell-style-name="ce217"/>
        <table:table-column table:style-name="co6" table:number-columns-repeated="240" table:default-cell-style-name="ce217"/>
        <table:table-column table:style-name="co15" table:default-cell-style-name="ce217"/>
        <table:table-column table:style-name="co16" table:default-cell-style-name="ce217"/>
        <table:table-column table:style-name="co6" table:default-cell-style-name="ce217"/>
        <table:table-column table:style-name="co15" table:default-cell-style-name="ce217"/>
        <table:table-column table:style-name="co16" table:default-cell-style-name="ce217"/>
        <table:table-column table:style-name="co23" table:default-cell-style-name="ce217"/>
        <table:table-column table:style-name="co5" table:default-cell-style-name="ce217"/>
        <table:table-column table:style-name="co18" table:default-cell-style-name="ce217"/>
        <table:table-column table:style-name="co24" table:default-cell-style-name="ce217"/>
        <table:table-column table:style-name="co25" table:default-cell-style-name="ce217"/>
        <table:table-column table:style-name="co20" table:default-cell-style-name="ce217"/>
        <table:table-column table:style-name="co6" table:number-columns-repeated="2" table:default-cell-style-name="ce217"/>
        <table:table-column table:style-name="co20" table:default-cell-style-name="ce217"/>
        <table:table-column table:style-name="co6" table:default-cell-style-name="ce217"/>
        <table:table-column table:style-name="co26" table:default-cell-style-name="ce217"/>
        <table:table-column table:style-name="co6" table:number-columns-repeated="240" table:default-cell-style-name="ce217"/>
        <table:table-column table:style-name="co15" table:default-cell-style-name="ce217"/>
        <table:table-column table:style-name="co16" table:default-cell-style-name="ce217"/>
        <table:table-column table:style-name="co6" table:default-cell-style-name="ce217"/>
        <table:table-column table:style-name="co15" table:default-cell-style-name="ce217"/>
        <table:table-column table:style-name="co16" table:default-cell-style-name="ce217"/>
        <table:table-column table:style-name="co23" table:default-cell-style-name="ce217"/>
        <table:table-column table:style-name="co5" table:default-cell-style-name="ce217"/>
        <table:table-column table:style-name="co18" table:default-cell-style-name="ce217"/>
        <table:table-column table:style-name="co24" table:default-cell-style-name="ce217"/>
        <table:table-column table:style-name="co25" table:default-cell-style-name="ce217"/>
        <table:table-column table:style-name="co20" table:default-cell-style-name="ce217"/>
        <table:table-column table:style-name="co6" table:number-columns-repeated="2" table:default-cell-style-name="ce217"/>
        <table:table-column table:style-name="co20" table:default-cell-style-name="ce217"/>
        <table:table-column table:style-name="co6" table:default-cell-style-name="ce217"/>
        <table:table-column table:style-name="co26" table:default-cell-style-name="ce217"/>
        <table:table-column table:style-name="co6" table:number-columns-repeated="240" table:default-cell-style-name="ce217"/>
        <table:table-column table:style-name="co15" table:default-cell-style-name="ce217"/>
        <table:table-column table:style-name="co16" table:default-cell-style-name="ce217"/>
        <table:table-row table:style-name="ro2">
          <table:table-cell table:style-name="ce91" office:value-type="string" calcext:value-type="string">
            <text:p>VISACOM S.A.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CUENTAS X PAGAR ACCIONISTAS Y RELACIONADOS 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AL 30 DE SEPTIEMBRE 2021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92" office:value-type="string" calcext:value-type="string">
            <text:p>Accionista</text:p>
          </table:table-cell>
          <table:table-cell office:value-type="string" calcext:value-type="string">
            <text:p>(2.2.4.1)</text:p>
          </table:table-cell>
          <table:table-cell/>
          <table:table-cell table:style-name="ce92" office:value-type="string" calcext:value-type="string">
            <text:p>Accionista</text:p>
          </table:table-cell>
          <table:table-cell table:number-columns-repeated="2"/>
          <table:table-cell table:style-name="ce93" office:value-type="string" calcext:value-type="string">
            <text:p>Relacionado (2.2.4.5)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15" office:value-type="string" calcext:value-type="string" table:number-columns-spanned="2" table:number-rows-spanned="1">
            <text:p>Maria D.Casal</text:p>
          </table:table-cell>
          <table:covered-table-cell/>
          <table:table-cell table:style-name="ce95"/>
          <table:table-cell table:style-name="ce115" office:value-type="string" calcext:value-type="string" table:number-columns-spanned="2" table:number-rows-spanned="1">
            <text:p>Olga Rizzo</text:p>
          </table:table-cell>
          <table:covered-table-cell/>
          <table:table-cell/>
          <table:table-cell table:style-name="ce115" office:value-type="string" calcext:value-type="string" table:number-columns-spanned="2" table:number-rows-spanned="1">
            <text:p>Maria P.Casal</text:p>
          </table:table-cell>
          <table:covered-table-cell/>
          <table:table-cell/>
          <table:table-cell table:style-name="ce116" office:value-type="string" calcext:value-type="string" table:number-columns-spanned="2" table:number-rows-spanned="1">
            <text:p>SubTotal</text:p>
          </table:table-cell>
          <table:covered-table-cell/>
          <table:table-cell table:style-name="ce96"/>
          <table:table-cell table:number-columns-repeated="1009"/>
        </table:table-row>
        <table:table-row table:style-name="ro2">
          <table:table-cell table:number-columns-repeated="3"/>
          <table:table-cell table:style-name="ce94" office:value-type="string" calcext:value-type="string">
            <text:p>Capital</text:p>
          </table:table-cell>
          <table:table-cell table:style-name="ce94" office:value-type="string" calcext:value-type="string">
            <text:p>Intereses</text:p>
          </table:table-cell>
          <table:table-cell table:style-name="ce95"/>
          <table:table-cell table:style-name="ce94" office:value-type="string" calcext:value-type="string">
            <text:p>Capital</text:p>
          </table:table-cell>
          <table:table-cell table:style-name="ce94" office:value-type="string" calcext:value-type="string">
            <text:p>Intereses</text:p>
          </table:table-cell>
          <table:table-cell/>
          <table:table-cell table:style-name="ce94" office:value-type="string" calcext:value-type="string">
            <text:p>Capital</text:p>
          </table:table-cell>
          <table:table-cell table:style-name="ce94" office:value-type="string" calcext:value-type="string">
            <text:p>Intereses</text:p>
          </table:table-cell>
          <table:table-cell/>
          <table:table-cell table:style-name="ce94" office:value-type="string" calcext:value-type="string">
            <text:p>Capital</text:p>
          </table:table-cell>
          <table:table-cell table:style-name="ce94" office:value-type="string" calcext:value-type="string">
            <text:p>Intereses</text:p>
          </table:table-cell>
          <table:table-cell table:style-name="ce97" office:value-type="string" calcext:value-type="string">
            <text:p>Total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ldo al 1 de enero 2016</text:p>
          </table:table-cell>
          <table:table-cell table:number-columns-repeated="2"/>
          <table:table-cell table:style-name="ce98" office:value-type="float" office:value="207151.69" calcext:value-type="float">
            <text:p>207,151.69</text:p>
          </table:table-cell>
          <table:table-cell table:style-name="ce98" office:value-type="float" office:value="19880.84" calcext:value-type="float">
            <text:p>19,880.84</text:p>
          </table:table-cell>
          <table:table-cell table:style-name="ce98"/>
          <table:table-cell table:style-name="ce99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8"/>
          <table:table-cell table:style-name="ce98" office:value-type="float" office:value="75800" calcext:value-type="float">
            <text:p>75,800.00</text:p>
          </table:table-cell>
          <table:table-cell table:style-name="ce98" office:value-type="float" office:value="9096" calcext:value-type="float">
            <text:p>9,096.00</text:p>
          </table:table-cell>
          <table:table-cell table:style-name="ce98"/>
          <table:table-cell table:style-name="ce98" table:formula="of:=+[.D8]+[.J8]+[.G8]" office:value-type="float" office:value="282951.69" calcext:value-type="float">
            <text:p>282,951.69</text:p>
          </table:table-cell>
          <table:table-cell table:style-name="ce98" table:formula="of:=+[.E8]+[.K8]" office:value-type="float" office:value="28976.84" calcext:value-type="float">
            <text:p>28,976.84</text:p>
          </table:table-cell>
          <table:table-cell table:style-name="ce98" table:formula="of:=+[.M8]+[.N8]" office:value-type="float" office:value="311928.53" calcext:value-type="float">
            <text:p>311,928.53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8" table:number-columns-repeated="9"/>
          <table:table-cell table:number-columns-repeated="1012"/>
        </table:table-row>
        <table:table-row table:style-name="ro2">
          <table:table-cell table:style-name="ce100" office:value-type="string" calcext:value-type="string">
            <text:p>Prestamos:</text:p>
          </table:table-cell>
          <table:table-cell table:number-columns-repeated="2"/>
          <table:table-cell table:style-name="ce98" table:number-columns-repeated="9"/>
          <table:table-cell table:number-columns-repeated="1012"/>
        </table:table-row>
        <table:table-row table:style-name="ro2">
          <table:table-cell table:style-name="ce93" office:value-type="string" calcext:value-type="string">
            <text:p>Abril</text:p>
          </table:table-cell>
          <table:table-cell table:number-columns-repeated="2"/>
          <table:table-cell table:style-name="ce98" office:value-type="float" office:value="2500" calcext:value-type="float">
            <text:p>2,50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8"/>
          <table:table-cell table:style-name="ce98" office:value-type="float" office:value="49980" calcext:value-type="float">
            <text:p>49,98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8"/>
          <table:table-cell table:style-name="ce98" office:value-type="float" office:value="15000" calcext:value-type="float">
            <text:p>15,000.00</text:p>
          </table:table-cell>
          <table:table-cell table:style-name="ce98" table:number-columns-repeated="2"/>
          <table:table-cell table:style-name="ce98" table:formula="of:=+[.D11]+[.J11]+[.G11]" office:value-type="float" office:value="67480" calcext:value-type="float">
            <text:p>67,480.00</text:p>
          </table:table-cell>
          <table:table-cell table:style-name="ce98" table:formula="of:=+[.E11]+[.K11]" office:value-type="float" office:value="0" calcext:value-type="float">
            <text:p>0.00</text:p>
          </table:table-cell>
          <table:table-cell table:style-name="ce98" table:formula="of:=+[.M11]+[.N11]" office:value-type="float" office:value="67480" calcext:value-type="float">
            <text:p>67,48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Mayo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.00</text:p>
          </table:table-cell>
          <table:table-cell table:style-name="ce98"/>
          <table:table-cell table:number-columns-repeated="2" table:style-name="ce101" office:value-type="float" office:value="0" calcext:value-type="float">
            <text:p>0.00</text:p>
          </table:table-cell>
          <table:table-cell table:style-name="ce98"/>
          <table:table-cell table:style-name="ce101" office:value-type="float" office:value="12000" calcext:value-type="float">
            <text:p>12,00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98"/>
          <table:table-cell table:style-name="ce101" table:formula="of:=+[.D12]+[.J12]+[.G12]" office:value-type="float" office:value="12000" calcext:value-type="float">
            <text:p>12,000.00</text:p>
          </table:table-cell>
          <table:table-cell table:style-name="ce101" table:formula="of:=+[.E12]+[.K12]" office:value-type="float" office:value="0" calcext:value-type="float">
            <text:p>0.00</text:p>
          </table:table-cell>
          <table:table-cell table:style-name="ce101" table:formula="of:=+[.M12]+[.N12]" office:value-type="float" office:value="12000" calcext:value-type="float">
            <text:p>12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<text:s text:c="4"/>Subtotal prestamos</text:p>
          </table:table-cell>
          <table:table-cell table:number-columns-repeated="2"/>
          <table:table-cell table:style-name="ce101" table:formula="of:=SUM([.D8:.D12])" office:value-type="float" office:value="209651.69" calcext:value-type="float">
            <text:p>209,651.69</text:p>
          </table:table-cell>
          <table:table-cell table:style-name="ce101" table:formula="of:=SUM([.E8:.E12])" office:value-type="float" office:value="19880.84" calcext:value-type="float">
            <text:p>19,880.84</text:p>
          </table:table-cell>
          <table:table-cell table:style-name="ce98"/>
          <table:table-cell table:style-name="ce102" table:formula="of:=SUM([.G8:.G12])" office:value-type="float" office:value="49980" calcext:value-type="float">
            <text:p>49,980.00</text:p>
          </table:table-cell>
          <table:table-cell table:style-name="ce102" table:formula="of:=SUM([.H8:.H12])" office:value-type="float" office:value="0" calcext:value-type="float">
            <text:p>0.00</text:p>
          </table:table-cell>
          <table:table-cell table:style-name="ce98"/>
          <table:table-cell table:style-name="ce102" table:formula="of:=SUM([.J8:.J12])" office:value-type="float" office:value="102800" calcext:value-type="float">
            <text:p>102,800.00</text:p>
          </table:table-cell>
          <table:table-cell table:style-name="ce102" table:formula="of:=SUM([.K8:.K12])" office:value-type="float" office:value="9096" calcext:value-type="float">
            <text:p>9,096.00</text:p>
          </table:table-cell>
          <table:table-cell table:style-name="ce98"/>
          <table:table-cell table:style-name="ce102" table:formula="of:=+[.M8]+[.M12]+[.M11]" office:value-type="float" office:value="362431.69" calcext:value-type="float">
            <text:p>362,431.69</text:p>
          </table:table-cell>
          <table:table-cell table:style-name="ce102" table:formula="of:=+[.N8]+[.N12]" office:value-type="float" office:value="28976.84" calcext:value-type="float">
            <text:p>28,976.84</text:p>
          </table:table-cell>
          <table:table-cell table:style-name="ce102" table:formula="of:=+[.O8]+[.O12]+[.O11]" office:value-type="float" office:value="391408.53" calcext:value-type="float">
            <text:p>391,408.53</text:p>
          </table:table-cell>
          <table:table-cell table:number-columns-repeated="1009"/>
        </table:table-row>
        <table:table-row table:style-name="ro2">
          <table:table-cell table:style-name="ce93"/>
          <table:table-cell table:number-columns-repeated="2"/>
          <table:table-cell table:style-name="ce98" table:number-columns-repeated="12"/>
          <table:table-cell table:number-columns-repeated="1009"/>
        </table:table-row>
        <table:table-row table:style-name="ro2">
          <table:table-cell table:style-name="ce100" office:value-type="string" calcext:value-type="string">
            <text:p>Pagos:</text:p>
          </table:table-cell>
          <table:table-cell table:number-columns-repeated="3"/>
          <table:table-cell table:style-name="ce98" table:number-columns-repeated="5"/>
          <table:table-cell table:number-columns-repeated="2"/>
          <table:table-cell table:style-name="ce98"/>
          <table:table-cell table:number-columns-repeated="1012"/>
        </table:table-row>
        <table:table-row table:style-name="ro2">
          <table:table-cell table:style-name="ce93" office:value-type="string" calcext:value-type="string">
            <text:p>Octubre </text:p>
          </table:table-cell>
          <table:table-cell table:number-columns-repeated="3"/>
          <table:table-cell table:style-name="ce98" office:value-type="float" office:value="-19880.84" calcext:value-type="float">
            <text:p>-19,880.84</text:p>
          </table:table-cell>
          <table:table-cell table:style-name="ce98"/>
          <table:table-cell table:style-name="ce98" office:value-type="float" office:value="-9980" calcext:value-type="float">
            <text:p>-9,980.00</text:p>
          </table:table-cell>
          <table:table-cell table:style-name="ce99" office:value-type="string" calcext:value-type="string">
            <text:p><text:s/></text:p>
          </table:table-cell>
          <table:table-cell table:style-name="ce98"/>
          <table:table-cell/>
          <table:table-cell table:style-name="ce98" office:value-type="float" office:value="-9096" calcext:value-type="float">
            <text:p>-9,096.00</text:p>
          </table:table-cell>
          <table:table-cell table:style-name="ce98"/>
          <table:table-cell table:style-name="ce98" table:formula="of:=+[.G16]" office:value-type="float" office:value="-9980" calcext:value-type="float">
            <text:p>-9,980.00</text:p>
          </table:table-cell>
          <table:table-cell table:style-name="ce98" table:formula="of:=+[.E16]+[.K16]" office:value-type="float" office:value="-28976.84" calcext:value-type="float">
            <text:p>-28,976.84</text:p>
          </table:table-cell>
          <table:table-cell table:style-name="ce98" table:formula="of:=+[.M16]+[.N16]" office:value-type="float" office:value="-38956.84" calcext:value-type="float">
            <text:p>-38,956.84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Noviembre </text:p>
          </table:table-cell>
          <table:table-cell table:number-columns-repeated="2"/>
          <table:table-cell table:style-name="ce98" office:value-type="float" office:value="-9651.69" calcext:value-type="float">
            <text:p>-9,651.69</text:p>
          </table:table-cell>
          <table:table-cell table:style-name="ce98" table:number-columns-repeated="2"/>
          <table:table-cell table:style-name="ce98" office:value-type="float" office:value="-12000" calcext:value-type="float">
            <text:p>-12,000.00</text:p>
          </table:table-cell>
          <table:table-cell table:style-name="ce98" table:number-columns-repeated="2"/>
          <table:table-cell table:style-name="ce98" office:value-type="float" office:value="-12800" calcext:value-type="float">
            <text:p>-12,800.00</text:p>
          </table:table-cell>
          <table:table-cell/>
          <table:table-cell table:style-name="ce98"/>
          <table:table-cell table:style-name="ce98" table:formula="of:=+[.D17]+[.J17]+[.G17]" office:value-type="float" office:value="-34451.69" calcext:value-type="float">
            <text:p>-34,451.69</text:p>
          </table:table-cell>
          <table:table-cell/>
          <table:table-cell table:style-name="ce98" table:formula="of:=+[.M17]+[.N17]" office:value-type="float" office:value="-34451.69" calcext:value-type="float">
            <text:p>-34,451.69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Diciembre </text:p>
          </table:table-cell>
          <table:table-cell table:number-columns-repeated="2"/>
          <table:table-cell table:style-name="ce101" office:value-type="float" office:value="-10000" calcext:value-type="float">
            <text:p>-10,000.00</text:p>
          </table:table-cell>
          <table:table-cell table:style-name="ce101"/>
          <table:table-cell table:style-name="ce98"/>
          <table:table-cell table:style-name="ce101" office:value-type="float" office:value="-10000" calcext:value-type="float">
            <text:p>-10,000.00</text:p>
          </table:table-cell>
          <table:table-cell table:style-name="ce101"/>
          <table:table-cell table:style-name="ce98"/>
          <table:table-cell table:style-name="ce101" office:value-type="float" office:value="-10000" calcext:value-type="float">
            <text:p>-10,000.00</text:p>
          </table:table-cell>
          <table:table-cell table:style-name="ce103"/>
          <table:table-cell table:style-name="ce98"/>
          <table:table-cell table:style-name="ce101" table:formula="of:=+[.D18]+[.J18]+[.G18]" office:value-type="float" office:value="-30000" calcext:value-type="float">
            <text:p>-30,000.00</text:p>
          </table:table-cell>
          <table:table-cell table:style-name="ce103"/>
          <table:table-cell table:style-name="ce101" table:formula="of:=+[.M18]+[.N18]" office:value-type="float" office:value="-30000" calcext:value-type="float">
            <text:p>-30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<text:s text:c="4"/>Subtotal pagos</text:p>
          </table:table-cell>
          <table:table-cell table:number-columns-repeated="2"/>
          <table:table-cell table:style-name="ce102" table:formula="of:=SUM([.D16:.D18])" office:value-type="float" office:value="-19651.69" calcext:value-type="float">
            <text:p>-19,651.69</text:p>
          </table:table-cell>
          <table:table-cell table:style-name="ce102" table:formula="of:=SUM([.E16:.E18])" office:value-type="float" office:value="-19880.84" calcext:value-type="float">
            <text:p>-19,880.84</text:p>
          </table:table-cell>
          <table:table-cell table:style-name="ce98"/>
          <table:table-cell table:style-name="ce102" table:formula="of:=SUM([.G16:.G18])" office:value-type="float" office:value="-31980" calcext:value-type="float">
            <text:p>-31,980.00</text:p>
          </table:table-cell>
          <table:table-cell table:style-name="ce102" table:formula="of:=SUM([.H16:.H18])" office:value-type="float" office:value="0" calcext:value-type="float">
            <text:p>0.00</text:p>
          </table:table-cell>
          <table:table-cell table:style-name="ce98"/>
          <table:table-cell table:style-name="ce102" table:formula="of:=SUM([.J16:.J18])" office:value-type="float" office:value="-22800" calcext:value-type="float">
            <text:p>-22,800.00</text:p>
          </table:table-cell>
          <table:table-cell table:style-name="ce102" table:formula="of:=SUM([.K16:.K18])" office:value-type="float" office:value="-9096" calcext:value-type="float">
            <text:p>-9,096.00</text:p>
          </table:table-cell>
          <table:table-cell table:style-name="ce98"/>
          <table:table-cell table:style-name="ce102" table:formula="of:=SUM([.M16:.M18])" office:value-type="float" office:value="-74431.69" calcext:value-type="float">
            <text:p>-74,431.69</text:p>
          </table:table-cell>
          <table:table-cell table:style-name="ce102" table:formula="of:=SUM([.N16:.N18])" office:value-type="float" office:value="-28976.84" calcext:value-type="float">
            <text:p>-28,976.84</text:p>
          </table:table-cell>
          <table:table-cell table:style-name="ce102" table:formula="of:=SUM([.O16:.O18])" office:value-type="float" office:value="-103408.53" calcext:value-type="float">
            <text:p>-103,408.53</text:p>
          </table:table-cell>
          <table:table-cell table:number-columns-repeated="1009"/>
        </table:table-row>
        <table:table-row table:style-name="ro2">
          <table:table-cell table:style-name="ce93"/>
          <table:table-cell table:number-columns-repeated="2"/>
          <table:table-cell table:style-name="ce102" table:number-columns-repeated="2"/>
          <table:table-cell table:style-name="ce98"/>
          <table:table-cell table:style-name="ce102" table:number-columns-repeated="2"/>
          <table:table-cell table:style-name="ce98"/>
          <table:table-cell table:style-name="ce102"/>
          <table:table-cell table:style-name="ce104"/>
          <table:table-cell table:style-name="ce98"/>
          <table:table-cell table:style-name="ce102"/>
          <table:table-cell table:style-name="ce104"/>
          <table:table-cell table:style-name="ce102"/>
          <table:table-cell table:number-columns-repeated="1009"/>
        </table:table-row>
        <table:table-row table:style-name="ro2">
          <table:table-cell table:style-name="ce93" office:value-type="string" calcext:value-type="string">
            <text:p>Subtotal al 31 diciembre 2016</text:p>
          </table:table-cell>
          <table:table-cell table:number-columns-repeated="2"/>
          <table:table-cell table:style-name="ce98" table:formula="of:=+[.D13]+[.D19]" office:value-type="float" office:value="190000" calcext:value-type="float">
            <text:p>190,000.00</text:p>
          </table:table-cell>
          <table:table-cell table:style-name="ce98" table:formula="of:=+[.E13]+[.E19]" office:value-type="float" office:value="0" calcext:value-type="float">
            <text:p>0.00</text:p>
          </table:table-cell>
          <table:table-cell table:style-name="ce98"/>
          <table:table-cell table:style-name="ce98" table:formula="of:=+[.G13]+[.G19]" office:value-type="float" office:value="18000" calcext:value-type="float">
            <text:p>18,000.00</text:p>
          </table:table-cell>
          <table:table-cell table:style-name="ce98" table:formula="of:=+[.H13]+[.H19]" office:value-type="float" office:value="0" calcext:value-type="float">
            <text:p>0.00</text:p>
          </table:table-cell>
          <table:table-cell table:style-name="ce98"/>
          <table:table-cell table:style-name="ce98" table:formula="of:=+[.J13]+[.J19]" office:value-type="float" office:value="80000" calcext:value-type="float">
            <text:p>80,000.00</text:p>
          </table:table-cell>
          <table:table-cell table:style-name="ce98" table:formula="of:=+[.K13]+[.K19]" office:value-type="float" office:value="0" calcext:value-type="float">
            <text:p>0.00</text:p>
          </table:table-cell>
          <table:table-cell table:style-name="ce98"/>
          <table:table-cell table:style-name="ce98" table:formula="of:=+[.M13]+[.M19]" office:value-type="float" office:value="288000" calcext:value-type="float">
            <text:p>288,000.00</text:p>
          </table:table-cell>
          <table:table-cell table:style-name="ce98" table:formula="of:=+[.N13]+[.N19]" office:value-type="float" office:value="0" calcext:value-type="float">
            <text:p>0.00</text:p>
          </table:table-cell>
          <table:table-cell table:style-name="ce98" table:formula="of:=+[.O13]+[.O19]" office:value-type="float" office:value="288000" calcext:value-type="float">
            <text:p>288,000.00</text:p>
          </table:table-cell>
          <table:table-cell table:number-columns-repeated="1009"/>
        </table:table-row>
        <table:table-row table:style-name="ro2">
          <table:table-cell table:style-name="ce93"/>
          <table:table-cell table:number-columns-repeated="2"/>
          <table:table-cell table:style-name="ce98" table:number-columns-repeated="12"/>
          <table:table-cell table:number-columns-repeated="1009"/>
        </table:table-row>
        <table:table-row table:style-name="ro2">
          <table:table-cell table:style-name="ce93" office:value-type="string" calcext:value-type="string">
            <text:p>Intereses, tasa 7% anual</text:p>
          </table:table-cell>
          <table:table-cell table:number-columns-repeated="2"/>
          <table:table-cell table:style-name="ce103"/>
          <table:table-cell table:style-name="ce101" table:formula="of:=+[.D21]*7%" office:value-type="float" office:value="13300" calcext:value-type="float">
            <text:p>13,300.00</text:p>
          </table:table-cell>
          <table:table-cell table:style-name="ce98"/>
          <table:table-cell table:style-name="ce103"/>
          <table:table-cell table:style-name="ce101" table:formula="of:=+[.G21]*7%" office:value-type="float" office:value="1260" calcext:value-type="float">
            <text:p>1,260.00</text:p>
          </table:table-cell>
          <table:table-cell table:style-name="ce98"/>
          <table:table-cell table:style-name="ce103"/>
          <table:table-cell table:style-name="ce101" table:formula="of:=+[.J21]*7%" office:value-type="float" office:value="5600" calcext:value-type="float">
            <text:p>5,600.00</text:p>
          </table:table-cell>
          <table:table-cell table:style-name="ce98"/>
          <table:table-cell table:style-name="ce101"/>
          <table:table-cell table:style-name="ce101" table:formula="of:=+[.E23]+[.K23]+[.H23]" office:value-type="float" office:value="20160" calcext:value-type="float">
            <text:p>20,160.00</text:p>
          </table:table-cell>
          <table:table-cell table:style-name="ce101" table:formula="of:=+[.N23]" office:value-type="float" office:value="20160" calcext:value-type="float">
            <text:p>20,16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dic. 2016</text:p>
          </table:table-cell>
          <table:table-cell table:number-columns-repeated="2"/>
          <table:table-cell table:style-name="ce98" table:formula="of:=+[.D21]" office:value-type="float" office:value="190000" calcext:value-type="float">
            <text:p>190,000.00</text:p>
          </table:table-cell>
          <table:table-cell table:style-name="ce98" table:formula="of:=+[.E23]" office:value-type="float" office:value="13300" calcext:value-type="float">
            <text:p>13,300.00</text:p>
          </table:table-cell>
          <table:table-cell table:style-name="ce98"/>
          <table:table-cell table:style-name="ce98" table:formula="of:=+[.G21]" office:value-type="float" office:value="18000" calcext:value-type="float">
            <text:p>18,000.00</text:p>
          </table:table-cell>
          <table:table-cell table:style-name="ce98" table:formula="of:=+[.H23]" office:value-type="float" office:value="1260" calcext:value-type="float">
            <text:p>1,260.00</text:p>
          </table:table-cell>
          <table:table-cell table:style-name="ce98"/>
          <table:table-cell table:style-name="ce98" table:formula="of:=+[.J21]" office:value-type="float" office:value="80000" calcext:value-type="float">
            <text:p>80,000.00</text:p>
          </table:table-cell>
          <table:table-cell table:style-name="ce98" table:formula="of:=+[.K23]" office:value-type="float" office:value="5600" calcext:value-type="float">
            <text:p>5,600.00</text:p>
          </table:table-cell>
          <table:table-cell table:style-name="ce98"/>
          <table:table-cell table:style-name="ce98" table:formula="of:=+[.M21]" office:value-type="float" office:value="288000" calcext:value-type="float">
            <text:p>288,000.00</text:p>
          </table:table-cell>
          <table:table-cell table:style-name="ce98" table:formula="of:=+[.N23]" office:value-type="float" office:value="20160" calcext:value-type="float">
            <text:p>20,160.00</text:p>
          </table:table-cell>
          <table:table-cell table:style-name="ce98" table:formula="of:=+[.O21]+[.O23]" office:value-type="float" office:value="308160" calcext:value-type="float">
            <text:p>308,160.00</text:p>
          </table:table-cell>
          <table:table-cell table:number-columns-repeated="1009"/>
        </table:table-row>
        <table:table-row table:style-name="ro2">
          <table:table-cell table:style-name="ce93"/>
          <table:table-cell table:number-columns-repeated="2"/>
          <table:table-cell table:style-name="ce98" table:number-columns-repeated="12"/>
          <table:table-cell table:number-columns-repeated="1009"/>
        </table:table-row>
        <table:table-row table:style-name="ro2">
          <table:table-cell table:style-name="ce100" office:value-type="string" calcext:value-type="string">
            <text:p>Pago 2017:</text:p>
          </table:table-cell>
          <table:table-cell table:number-columns-repeated="3"/>
          <table:table-cell table:style-name="ce98" table:number-columns-repeated="5"/>
          <table:table-cell table:number-columns-repeated="2"/>
          <table:table-cell table:style-name="ce98"/>
          <table:table-cell table:number-columns-repeated="1012"/>
        </table:table-row>
        <table:table-row table:style-name="ro2">
          <table:table-cell table:style-name="ce93" office:value-type="string" calcext:value-type="string">
            <text:p>Enero</text:p>
          </table:table-cell>
          <table:table-cell table:style-name="ce93"/>
          <table:table-cell/>
          <table:table-cell table:style-name="ce98" office:value-type="float" office:value="-8000" calcext:value-type="float">
            <text:p>-8,000.00</text:p>
          </table:table-cell>
          <table:table-cell table:style-name="ce98" table:number-columns-repeated="2"/>
          <table:table-cell table:style-name="ce98" office:value-type="float" office:value="-8000" calcext:value-type="float">
            <text:p>-8,000.00</text:p>
          </table:table-cell>
          <table:table-cell table:style-name="ce98" table:number-columns-repeated="2"/>
          <table:table-cell table:style-name="ce98" office:value-type="float" office:value="-8000" calcext:value-type="float">
            <text:p>-8,000.00</text:p>
          </table:table-cell>
          <table:table-cell/>
          <table:table-cell table:style-name="ce98"/>
          <table:table-cell table:style-name="ce98" table:formula="of:=SUM([.D27:.J27])" office:value-type="float" office:value="-24000" calcext:value-type="float">
            <text:p>-24,000.00</text:p>
          </table:table-cell>
          <table:table-cell/>
          <table:table-cell table:style-name="ce98" table:formula="of:=+[.M27]" office:value-type="float" office:value="-24000" calcext:value-type="float">
            <text:p>-24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Febrero</text:p>
          </table:table-cell>
          <table:table-cell table:style-name="ce93"/>
          <table:table-cell/>
          <table:table-cell table:style-name="ce98" office:value-type="float" office:value="-8000" calcext:value-type="float">
            <text:p>-8,000.00</text:p>
          </table:table-cell>
          <table:table-cell table:style-name="ce98" table:number-columns-repeated="2"/>
          <table:table-cell table:style-name="ce98" office:value-type="float" office:value="-10000" calcext:value-type="float">
            <text:p>-10,000.00</text:p>
          </table:table-cell>
          <table:table-cell table:style-name="ce98" table:number-columns-repeated="2"/>
          <table:table-cell table:style-name="ce98" office:value-type="float" office:value="-8000" calcext:value-type="float">
            <text:p>-8,000.00</text:p>
          </table:table-cell>
          <table:table-cell table:style-name="ce98" table:number-columns-repeated="2"/>
          <table:table-cell table:style-name="ce98" table:formula="of:=SUM([.D28:.J28])" office:value-type="float" office:value="-26000" calcext:value-type="float">
            <text:p>-26,000.00</text:p>
          </table:table-cell>
          <table:table-cell/>
          <table:table-cell table:style-name="ce98" table:formula="of:=+[.M28]" office:value-type="float" office:value="-26000" calcext:value-type="float">
            <text:p>-26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Marzo</text:p>
          </table:table-cell>
          <table:table-cell table:number-columns-repeated="2"/>
          <table:table-cell table:style-name="ce98" office:value-type="float" office:value="-8000" calcext:value-type="float">
            <text:p>-8,00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-8000" calcext:value-type="float">
            <text:p>-8,000.00</text:p>
          </table:table-cell>
          <table:table-cell/>
          <table:table-cell table:style-name="ce98"/>
          <table:table-cell table:style-name="ce98" table:formula="of:=SUM([.D29:.J29])" office:value-type="float" office:value="-16000" calcext:value-type="float">
            <text:p>-16,000.00</text:p>
          </table:table-cell>
          <table:table-cell/>
          <table:table-cell table:style-name="ce98" table:formula="of:=+[.M29]" office:value-type="float" office:value="-16000" calcext:value-type="float">
            <text:p>-16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Abril</text:p>
          </table:table-cell>
          <table:table-cell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/>
          <table:table-cell table:style-name="ce98"/>
          <table:table-cell table:style-name="ce98" table:formula="of:=SUM([.D30:.J30])" office:value-type="float" office:value="0" calcext:value-type="float">
            <text:p>0.00</text:p>
          </table:table-cell>
          <table:table-cell/>
          <table:table-cell table:style-name="ce98" table:formula="of:=+[.M30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Mayo</text:p>
          </table:table-cell>
          <table:table-cell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/>
          <table:table-cell table:style-name="ce98"/>
          <table:table-cell table:style-name="ce98" table:formula="of:=SUM([.D31:.J31])" office:value-type="float" office:value="0" calcext:value-type="float">
            <text:p>0.00</text:p>
          </table:table-cell>
          <table:table-cell/>
          <table:table-cell table:style-name="ce98" table:formula="of:=+[.M31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Junio</text:p>
          </table:table-cell>
          <table:table-cell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 table:style-name="ce98" table:number-columns-repeated="2"/>
          <table:table-cell table:style-name="ce98" office:value-type="float" office:value="0" calcext:value-type="float">
            <text:p>0.00</text:p>
          </table:table-cell>
          <table:table-cell/>
          <table:table-cell table:style-name="ce98"/>
          <table:table-cell table:style-name="ce98" table:formula="of:=SUM([.D32:.J32])" office:value-type="float" office:value="0" calcext:value-type="float">
            <text:p>0.00</text:p>
          </table:table-cell>
          <table:table-cell/>
          <table:table-cell table:style-name="ce98" table:formula="of:=+[.M3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Octubre</text:p>
          </table:table-cell>
          <table:table-cell table:number-columns-repeated="2"/>
          <table:table-cell table:style-name="ce98"/>
          <table:table-cell table:style-name="ce98" office:value-type="float" office:value="-7300" calcext:value-type="float">
            <text:p>-7,300.00</text:p>
          </table:table-cell>
          <table:table-cell table:style-name="ce98" table:number-columns-repeated="2"/>
          <table:table-cell table:style-name="ce98" office:value-type="float" office:value="-1260" calcext:value-type="float">
            <text:p>-1,260.00</text:p>
          </table:table-cell>
          <table:table-cell table:style-name="ce98" table:number-columns-repeated="2"/>
          <table:table-cell table:style-name="ce98" office:value-type="float" office:value="-5600" calcext:value-type="float">
            <text:p>-5,600.00</text:p>
          </table:table-cell>
          <table:table-cell table:style-name="ce98"/>
          <table:table-cell table:style-name="ce98" office:value-type="float" office:value="0" calcext:value-type="float">
            <text:p>0.00</text:p>
          </table:table-cell>
          <table:table-cell table:style-name="ce98" table:formula="of:=+[.E33]+[.K33]+[.H33]" office:value-type="float" office:value="-14160" calcext:value-type="float">
            <text:p>-14,160.00</text:p>
          </table:table-cell>
          <table:table-cell table:style-name="ce98" table:formula="of:=+[.N33]" office:value-type="float" office:value="-14160" calcext:value-type="float">
            <text:p>-14,16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Noviembre</text:p>
          </table:table-cell>
          <table:table-cell table:number-columns-repeated="2"/>
          <table:table-cell table:style-name="ce98"/>
          <table:table-cell table:style-name="ce98" office:value-type="float" office:value="-6000" calcext:value-type="float">
            <text:p>-6,000.00</text:p>
          </table:table-cell>
          <table:table-cell table:style-name="ce98" table:number-columns-repeated="7"/>
          <table:table-cell table:style-name="ce98" office:value-type="float" office:value="0" calcext:value-type="float">
            <text:p>0.00</text:p>
          </table:table-cell>
          <table:table-cell table:style-name="ce98" table:formula="of:=+[.E34]" office:value-type="float" office:value="-6000" calcext:value-type="float">
            <text:p>-6,000.00</text:p>
          </table:table-cell>
          <table:table-cell table:style-name="ce98" table:formula="of:=+[.N34]" office:value-type="float" office:value="-6000" calcext:value-type="float">
            <text:p>-6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Diciembre</text:p>
          </table:table-cell>
          <table:table-cell table:number-columns-repeated="2"/>
          <table:table-cell table:style-name="ce101" office:value-type="float" office:value="-6000" calcext:value-type="float">
            <text:p>-6,000.00</text:p>
          </table:table-cell>
          <table:table-cell table:style-name="ce101"/>
          <table:table-cell table:style-name="ce98"/>
          <table:table-cell table:style-name="ce101" table:number-columns-repeated="2"/>
          <table:table-cell table:style-name="ce98"/>
          <table:table-cell table:style-name="ce101" office:value-type="float" office:value="-6000" calcext:value-type="float">
            <text:p>-6,000.00</text:p>
          </table:table-cell>
          <table:table-cell table:style-name="ce103"/>
          <table:table-cell table:style-name="ce98"/>
          <table:table-cell table:style-name="ce101" table:formula="of:=SUM([.D35:.J35])" office:value-type="float" office:value="-12000" calcext:value-type="float">
            <text:p>-12,000.00</text:p>
          </table:table-cell>
          <table:table-cell table:style-name="ce103"/>
          <table:table-cell table:style-name="ce101" table:formula="of:=+[.M35]" office:value-type="float" office:value="-12000" calcext:value-type="float">
            <text:p>-12,0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Subtotal</text:p>
          </table:table-cell>
          <table:table-cell table:number-columns-repeated="2"/>
          <table:table-cell table:style-name="ce98" table:formula="of:=SUM([.D24:.D35])" office:value-type="float" office:value="160000" calcext:value-type="float">
            <text:p>160,000.00</text:p>
          </table:table-cell>
          <table:table-cell table:style-name="ce98" table:formula="of:=SUM([.E24:.E35])" office:value-type="float" office:value="0" calcext:value-type="float">
            <text:p>0.00</text:p>
          </table:table-cell>
          <table:table-cell table:style-name="ce98"/>
          <table:table-cell table:style-name="ce98" table:formula="of:=SUM([.G24:.G32])" office:value-type="float" office:value="0" calcext:value-type="float">
            <text:p>0.00</text:p>
          </table:table-cell>
          <table:table-cell table:style-name="ce98" table:formula="of:=SUM([.H24:.H35])" office:value-type="float" office:value="0" calcext:value-type="float">
            <text:p>0.00</text:p>
          </table:table-cell>
          <table:table-cell table:style-name="ce98"/>
          <table:table-cell table:style-name="ce98" table:formula="of:=SUM([.J24:.J35])" office:value-type="float" office:value="50000" calcext:value-type="float">
            <text:p>50,000.00</text:p>
          </table:table-cell>
          <table:table-cell table:style-name="ce98" table:formula="of:=+[.K24]+[.K33]" office:value-type="float" office:value="0" calcext:value-type="float">
            <text:p>0.00</text:p>
          </table:table-cell>
          <table:table-cell table:style-name="ce98"/>
          <table:table-cell table:style-name="ce98" table:formula="of:=SUM([.M24:.M35])" office:value-type="float" office:value="210000" calcext:value-type="float">
            <text:p>210,000.00</text:p>
          </table:table-cell>
          <table:table-cell table:style-name="ce98" table:formula="of:=SUM([.N24:.N35])" office:value-type="float" office:value="0" calcext:value-type="float">
            <text:p>0.00</text:p>
          </table:table-cell>
          <table:table-cell table:style-name="ce98" table:formula="of:=SUM([.O24:.O35])" office:value-type="float" office:value="210000" calcext:value-type="float">
            <text:p>210,000.00</text:p>
          </table:table-cell>
          <table:table-cell table:number-columns-repeated="1009"/>
        </table:table-row>
        <table:table-row table:style-name="ro2">
          <table:table-cell table:style-name="ce105" office:value-type="string" calcext:value-type="string">
            <text:p>Provision Intereses, tasa 7% anual</text:p>
          </table:table-cell>
          <table:table-cell table:number-columns-repeated="2"/>
          <table:table-cell table:style-name="ce101"/>
          <table:table-cell table:style-name="ce101" office:value-type="float" office:value="11200" calcext:value-type="float">
            <text:p>11,200.00</text:p>
          </table:table-cell>
          <table:table-cell table:style-name="ce98"/>
          <table:table-cell table:style-name="ce101" table:number-columns-repeated="2"/>
          <table:table-cell table:style-name="ce98"/>
          <table:table-cell table:style-name="ce103"/>
          <table:table-cell table:style-name="ce101" office:value-type="float" office:value="3500" calcext:value-type="float">
            <text:p>3,500.00</text:p>
          </table:table-cell>
          <table:table-cell table:style-name="ce98"/>
          <table:table-cell table:style-name="ce103"/>
          <table:table-cell table:style-name="ce101" table:formula="of:=+[.E37]+[.K37]" office:value-type="float" office:value="14700" calcext:value-type="float">
            <text:p>14,700.00</text:p>
          </table:table-cell>
          <table:table-cell table:style-name="ce101" table:formula="of:=+[.N37]" office:value-type="float" office:value="14700" calcext:value-type="float">
            <text:p>14,7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diciembre 2017</text:p>
          </table:table-cell>
          <table:table-cell table:number-columns-repeated="2"/>
          <table:table-cell table:style-name="ce98" table:formula="of:=SUM([.D36:.D37])" office:value-type="float" office:value="160000" calcext:value-type="float">
            <text:p>160,000.00</text:p>
          </table:table-cell>
          <table:table-cell table:style-name="ce98" table:formula="of:=SUM([.E36:.E37])" office:value-type="float" office:value="11200" calcext:value-type="float">
            <text:p>11,200.00</text:p>
          </table:table-cell>
          <table:table-cell table:style-name="ce98"/>
          <table:table-cell table:style-name="ce98" table:formula="of:=SUM([.G36:.G37])" office:value-type="float" office:value="0" calcext:value-type="float">
            <text:p>0.00</text:p>
          </table:table-cell>
          <table:table-cell table:style-name="ce98" table:formula="of:=SUM([.H36:.H37])" office:value-type="float" office:value="0" calcext:value-type="float">
            <text:p>0.00</text:p>
          </table:table-cell>
          <table:table-cell table:style-name="ce98"/>
          <table:table-cell table:style-name="ce98" table:formula="of:=SUM([.J36:.J37])" office:value-type="float" office:value="50000" calcext:value-type="float">
            <text:p>50,000.00</text:p>
          </table:table-cell>
          <table:table-cell table:style-name="ce98" table:formula="of:=SUM([.K36:.K37])" office:value-type="float" office:value="3500" calcext:value-type="float">
            <text:p>3,500.00</text:p>
          </table:table-cell>
          <table:table-cell table:style-name="ce98"/>
          <table:table-cell table:style-name="ce98" table:formula="of:=SUM([.M36:.M37])" office:value-type="float" office:value="210000" calcext:value-type="float">
            <text:p>210,000.00</text:p>
          </table:table-cell>
          <table:table-cell table:style-name="ce98" table:formula="of:=SUM([.N36:.N37])" office:value-type="float" office:value="14700" calcext:value-type="float">
            <text:p>14,700.00</text:p>
          </table:table-cell>
          <table:table-cell table:style-name="ce98" table:formula="of:=SUM([.O36:.O37])" office:value-type="float" office:value="224700" calcext:value-type="float">
            <text:p>224,700.00</text:p>
          </table:table-cell>
          <table:table-cell table:number-columns-repeated="1009"/>
        </table:table-row>
        <table:table-row table:style-name="ro2">
          <table:table-cell table:style-name="ce100"/>
          <table:table-cell table:number-columns-repeated="1023"/>
        </table:table-row>
        <table:table-row table:style-name="ro2">
          <table:table-cell table:style-name="ce100" office:value-type="string" calcext:value-type="string">
            <text:p>Pagos 2018:</text:p>
          </table:table-cell>
          <table:table-cell table:number-columns-repeated="1023"/>
        </table:table-row>
        <table:table-row table:style-name="ro2">
          <table:table-cell table:style-name="ce100" office:value-type="string" calcext:value-type="string">
            <text:p>Enero</text:p>
          </table:table-cell>
          <table:table-cell table:number-columns-repeated="3"/>
          <table:table-cell table:style-name="ce98" office:value-type="float" office:value="-7000" calcext:value-type="float">
            <text:p>-7,000.00</text:p>
          </table:table-cell>
          <table:table-cell table:style-name="ce98"/>
          <table:table-cell table:number-columns-repeated="4"/>
          <table:table-cell table:style-name="ce98" office:value-type="float" office:value="-3500" calcext:value-type="float">
            <text:p>-3,500.00</text:p>
          </table:table-cell>
          <table:table-cell table:number-columns-repeated="2"/>
          <table:table-cell table:style-name="ce98" table:formula="of:=+[.E41]+[.K41]" office:value-type="float" office:value="-10500" calcext:value-type="float">
            <text:p>-10,500.00</text:p>
          </table:table-cell>
          <table:table-cell table:style-name="ce98" table:formula="of:=+[.N41]" office:value-type="float" office:value="-10500" calcext:value-type="float">
            <text:p>-10,5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Febrero</text:p>
          </table:table-cell>
          <table:table-cell table:number-columns-repeated="13"/>
          <table:table-cell table:style-name="ce98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Marzo</text:p>
          </table:table-cell>
          <table:table-cell table:number-columns-repeated="13"/>
          <table:table-cell table:style-name="ce98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Abril</text:p>
          </table:table-cell>
          <table:table-cell table:number-columns-repeated="13"/>
          <table:table-cell table:style-name="ce98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Mayo</text:p>
          </table:table-cell>
          <table:table-cell table:number-columns-repeated="13"/>
          <table:table-cell table:style-name="ce98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Junio</text:p>
          </table:table-cell>
          <table:table-cell table:number-columns-repeated="13"/>
          <table:table-cell table:style-name="ce98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Julio</text:p>
          </table:table-cell>
          <table:table-cell table:number-columns-repeated="2"/>
          <table:table-cell table:style-name="ce98" office:value-type="float" office:value="-3500" calcext:value-type="float">
            <text:p>-3,500.00</text:p>
          </table:table-cell>
          <table:table-cell table:style-name="ce98" office:value-type="float" office:value="-4200" calcext:value-type="float">
            <text:p>-4,200.00</text:p>
          </table:table-cell>
          <table:table-cell table:style-name="ce98" table:number-columns-repeated="4"/>
          <table:table-cell table:style-name="ce98" office:value-type="float" office:value="-3000" calcext:value-type="float">
            <text:p>-3,000.00</text:p>
          </table:table-cell>
          <table:table-cell table:style-name="ce98" table:number-columns-repeated="2"/>
          <table:table-cell table:style-name="ce98" table:formula="of:=+[.D47]+[.J47]" office:value-type="float" office:value="-6500" calcext:value-type="float">
            <text:p>-6,500.00</text:p>
          </table:table-cell>
          <table:table-cell table:style-name="ce98" table:formula="of:=+[.E47]+[.K47]" office:value-type="float" office:value="-4200" calcext:value-type="float">
            <text:p>-4,200.00</text:p>
          </table:table-cell>
          <table:table-cell table:style-name="ce98" table:formula="of:=+[.M47]+[.N47]" office:value-type="float" office:value="-10700" calcext:value-type="float">
            <text:p>-10,7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Agosto</text:p>
          </table:table-cell>
          <table:table-cell table:number-columns-repeated="12"/>
          <table:table-cell table:style-name="ce98" table:number-columns-repeated="2"/>
          <table:table-cell table:number-columns-repeated="1009"/>
        </table:table-row>
        <table:table-row table:style-name="ro2">
          <table:table-cell table:style-name="ce100" office:value-type="string" calcext:value-type="string">
            <text:p>Septiembre</text:p>
          </table:table-cell>
          <table:table-cell table:number-columns-repeated="2"/>
          <table:table-cell table:style-name="ce98" office:value-type="float" office:value="-6500" calcext:value-type="float">
            <text:p>-6,500.00</text:p>
          </table:table-cell>
          <table:table-cell table:number-columns-repeated="5"/>
          <table:table-cell table:style-name="ce98" office:value-type="float" office:value="-3500" calcext:value-type="float">
            <text:p>-3,500.00</text:p>
          </table:table-cell>
          <table:table-cell table:number-columns-repeated="2"/>
          <table:table-cell table:style-name="ce98" table:formula="of:=+[.D49]+[.J49]" office:value-type="float" office:value="-10000" calcext:value-type="float">
            <text:p>-10,000.00</text:p>
          </table:table-cell>
          <table:table-cell table:style-name="ce98"/>
          <table:table-cell table:style-name="ce98" table:formula="of:=+[.M49]" office:value-type="float" office:value="-10000" calcext:value-type="float">
            <text:p>-10,0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Octubre</text:p>
          </table:table-cell>
          <table:table-cell table:number-columns-repeated="2"/>
          <table:table-cell table:style-name="ce98" office:value-type="float" office:value="-4000" calcext:value-type="float">
            <text:p>-4,000.00</text:p>
          </table:table-cell>
          <table:table-cell table:number-columns-repeated="5"/>
          <table:table-cell table:style-name="ce98" office:value-type="float" office:value="-3500" calcext:value-type="float">
            <text:p>-3,500.00</text:p>
          </table:table-cell>
          <table:table-cell table:number-columns-repeated="2"/>
          <table:table-cell table:style-name="ce98" table:formula="of:=+[.D50]+[.J50]" office:value-type="float" office:value="-7500" calcext:value-type="float">
            <text:p>-7,500.00</text:p>
          </table:table-cell>
          <table:table-cell table:style-name="ce98"/>
          <table:table-cell table:style-name="ce98" table:formula="of:=+[.M50]" office:value-type="float" office:value="-7500" calcext:value-type="float">
            <text:p>-7,5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Noviembre</text:p>
          </table:table-cell>
          <table:table-cell table:number-columns-repeated="2"/>
          <table:table-cell table:style-name="ce98" office:value-type="float" office:value="-60000" calcext:value-type="float">
            <text:p>-60,000.00</text:p>
          </table:table-cell>
          <table:table-cell table:style-name="ce93" office:value-type="string" calcext:value-type="string">
            <text:p>(traspaso a Reserva F.)</text:p>
          </table:table-cell>
          <table:table-cell table:number-columns-repeated="4"/>
          <table:table-cell table:style-name="ce98"/>
          <table:table-cell table:number-columns-repeated="2"/>
          <table:table-cell table:style-name="ce98" table:formula="of:=+[.D51]+[.J51]" office:value-type="float" office:value="-60000" calcext:value-type="float">
            <text:p>-60,000.00</text:p>
          </table:table-cell>
          <table:table-cell table:style-name="ce98"/>
          <table:table-cell table:style-name="ce98" table:formula="of:=+[.M51]" office:value-type="float" office:value="-60000" calcext:value-type="float">
            <text:p>-60,0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Diciembre</text:p>
          </table:table-cell>
          <table:table-cell table:number-columns-repeated="2"/>
          <table:table-cell table:style-name="ce101" office:value-type="float" office:value="-10065.92" calcext:value-type="float">
            <text:p>-10,065.92</text:p>
          </table:table-cell>
          <table:table-cell table:style-name="ce103" office:value-type="string" calcext:value-type="string">
            <text:p>(Ajuste pasivo, según aud.ext) (**)</text:p>
          </table:table-cell>
          <table:table-cell/>
          <table:table-cell table:style-name="ce103" table:number-columns-repeated="2"/>
          <table:table-cell/>
          <table:table-cell table:style-name="ce101" office:value-type="float" office:value="-2757.79" calcext:value-type="float">
            <text:p>-2,757.79</text:p>
          </table:table-cell>
          <table:table-cell table:style-name="ce103" office:value-type="string" calcext:value-type="string">
            <text:p>(**)</text:p>
          </table:table-cell>
          <table:table-cell/>
          <table:table-cell table:style-name="ce101" table:formula="of:=+[.D52]+[.J52]" office:value-type="float" office:value="-12823.71" calcext:value-type="float">
            <text:p>-12,823.71</text:p>
          </table:table-cell>
          <table:table-cell table:style-name="ce101"/>
          <table:table-cell table:style-name="ce101" table:formula="of:=+[.M52]" office:value-type="float" office:value="-12823.71" calcext:value-type="float">
            <text:p>-12,823.71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Dic.2018</text:p>
          </table:table-cell>
          <table:table-cell table:number-columns-repeated="2"/>
          <table:table-cell table:style-name="ce98" table:formula="of:=+[.D38]+[.D41]+[.D47]+[.D49]+[.D50]+[.D51]+[.D52]" office:value-type="float" office:value="75934.08" calcext:value-type="float">
            <text:p>75,934.08</text:p>
          </table:table-cell>
          <table:table-cell table:style-name="ce98" table:formula="of:=+[.E38]+[.E41]+[.E47]" office:value-type="float" office:value="0" calcext:value-type="float">
            <text:p>0.00</text:p>
          </table:table-cell>
          <table:table-cell table:style-name="ce98"/>
          <table:table-cell table:style-name="ce98" table:formula="of:=+[.G38]+[.G41]+[.G47]" office:value-type="float" office:value="0" calcext:value-type="float">
            <text:p>0.00</text:p>
          </table:table-cell>
          <table:table-cell table:style-name="ce98" table:formula="of:=+[.H38]+[.H41]+[.H47]" office:value-type="float" office:value="0" calcext:value-type="float">
            <text:p>0.00</text:p>
          </table:table-cell>
          <table:table-cell/>
          <table:table-cell table:style-name="ce98" table:formula="of:=+[.J38]+[.J41]+[.J47]+[.J49]+[.J50]+[.J52]" office:value-type="float" office:value="37242.21" calcext:value-type="float">
            <text:p>37,242.21</text:p>
          </table:table-cell>
          <table:table-cell table:style-name="ce98" table:formula="of:=+[.K38]+[.K41]+[.K47]" office:value-type="float" office:value="0" calcext:value-type="float">
            <text:p>0.00</text:p>
          </table:table-cell>
          <table:table-cell/>
          <table:table-cell table:style-name="ce98" table:formula="of:=+[.M38]+[.M41]+[.M47]+[.M49]+[.M50]+[.M51]+[.M52]" office:value-type="float" office:value="113176.29" calcext:value-type="float">
            <text:p>113,176.29</text:p>
          </table:table-cell>
          <table:table-cell table:style-name="ce98" table:formula="of:=+[.N38]+[.N41]+[.N47]" office:value-type="float" office:value="0" calcext:value-type="float">
            <text:p>0.00</text:p>
          </table:table-cell>
          <table:table-cell table:style-name="ce98" table:formula="of:=+[.O38]+[.O41]+[.O47]+[.O49]+[.O50]+[.O51]+[.O52]" office:value-type="float" office:value="113176.29" calcext:value-type="float">
            <text:p>113,176.29</text:p>
          </table:table-cell>
          <table:table-cell table:number-columns-repeated="1009"/>
        </table:table-row>
        <table:table-row table:style-name="ro2">
          <table:table-cell table:style-name="ce93"/>
          <table:table-cell table:number-columns-repeated="2"/>
          <table:table-cell table:style-name="ce98" table:number-columns-repeated="5"/>
          <table:table-cell/>
          <table:table-cell table:style-name="ce98" table:number-columns-repeated="2"/>
          <table:table-cell/>
          <table:table-cell table:style-name="ce98" table:number-columns-repeated="3"/>
          <table:table-cell table:number-columns-repeated="1009"/>
        </table:table-row>
        <table:table-row table:style-name="ro2">
          <table:table-cell table:style-name="ce100" office:value-type="string" calcext:value-type="string">
            <text:p>Prestamos2019:</text:p>
          </table:table-cell>
          <table:table-cell table:number-columns-repeated="1023"/>
        </table:table-row>
        <table:table-row table:style-name="ro2">
          <table:table-cell table:style-name="ce100" office:value-type="string" calcext:value-type="string">
            <text:p>Febrero</text:p>
          </table:table-cell>
          <table:table-cell table:number-columns-repeated="2"/>
          <table:table-cell table:style-name="ce98" office:value-type="float" office:value="35070" calcext:value-type="float">
            <text:p>35,070.00</text:p>
          </table:table-cell>
          <table:table-cell table:number-columns-repeated="8"/>
          <table:table-cell table:style-name="ce98" table:formula="of:=+[.D56]+[.J56]" office:value-type="float" office:value="35070" calcext:value-type="float">
            <text:p>35,070.00</text:p>
          </table:table-cell>
          <table:table-cell/>
          <table:table-cell table:style-name="ce98" table:formula="of:=+[.M56]" office:value-type="float" office:value="35070" calcext:value-type="float">
            <text:p>35,07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Marzo</text:p>
          </table:table-cell>
          <table:table-cell table:number-columns-repeated="2"/>
          <table:table-cell table:style-name="ce98" office:value-type="float" office:value="35000" calcext:value-type="float">
            <text:p>35,000.00</text:p>
          </table:table-cell>
          <table:table-cell table:number-columns-repeated="8"/>
          <table:table-cell table:style-name="ce98" table:formula="of:=+[.D57]+[.J57]" office:value-type="float" office:value="35000" calcext:value-type="float">
            <text:p>35,000.00</text:p>
          </table:table-cell>
          <table:table-cell/>
          <table:table-cell table:style-name="ce98" table:formula="of:=+[.M57]" office:value-type="float" office:value="35000" calcext:value-type="float">
            <text:p>35,0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Abril</text:p>
          </table:table-cell>
          <table:table-cell table:number-columns-repeated="2"/>
          <table:table-cell table:style-name="ce98" office:value-type="float" office:value="62000" calcext:value-type="float">
            <text:p>62,000.00</text:p>
          </table:table-cell>
          <table:table-cell table:number-columns-repeated="5"/>
          <table:table-cell table:style-name="ce98" office:value-type="float" office:value="8000" calcext:value-type="float">
            <text:p>8,000.00</text:p>
          </table:table-cell>
          <table:table-cell table:number-columns-repeated="2"/>
          <table:table-cell table:style-name="ce98" table:formula="of:=+[.D58]+[.J58]" office:value-type="float" office:value="70000" calcext:value-type="float">
            <text:p>70,000.00</text:p>
          </table:table-cell>
          <table:table-cell/>
          <table:table-cell table:style-name="ce98" table:formula="of:=+[.M58]" office:value-type="float" office:value="70000" calcext:value-type="float">
            <text:p>70,00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Pago 2019:</text:p>
          </table:table-cell>
          <table:table-cell table:number-columns-repeated="8"/>
          <table:table-cell table:style-name="ce98"/>
          <table:table-cell table:number-columns-repeated="2"/>
          <table:table-cell table:style-name="ce98" table:formula="of:=+[.D59]+[.J59]" office:value-type="float" office:value="0" calcext:value-type="float">
            <text:p>0.00</text:p>
          </table:table-cell>
          <table:table-cell/>
          <table:table-cell table:style-name="ce98" table:formula="of:=+[.M59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Junio</text:p>
          </table:table-cell>
          <table:table-cell table:number-columns-repeated="2"/>
          <table:table-cell table:style-name="ce103" table:number-columns-repeated="2"/>
          <table:table-cell/>
          <table:table-cell table:style-name="ce103" table:number-columns-repeated="2"/>
          <table:table-cell/>
          <table:table-cell table:style-name="ce101" office:value-type="float" office:value="-8000" calcext:value-type="float">
            <text:p>-8,000.00</text:p>
          </table:table-cell>
          <table:table-cell table:style-name="ce103"/>
          <table:table-cell/>
          <table:table-cell table:style-name="ce101" table:formula="of:=+[.D60]+[.J60]" office:value-type="float" office:value="-8000" calcext:value-type="float">
            <text:p>-8,000.00</text:p>
          </table:table-cell>
          <table:table-cell table:style-name="ce103"/>
          <table:table-cell table:style-name="ce101" table:formula="of:=+[.M60]" office:value-type="float" office:value="-8000" calcext:value-type="float">
            <text:p>-8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0 Jun.2019</text:p>
          </table:table-cell>
          <table:table-cell table:number-columns-repeated="2"/>
          <table:table-cell table:style-name="ce102" table:formula="of:=SUM([.D53:.D60])" office:value-type="float" office:value="208004.08" calcext:value-type="float">
            <text:p>208,004.08</text:p>
          </table:table-cell>
          <table:table-cell table:style-name="ce102" table:formula="of:=SUM([.E53:.E60])" office:value-type="float" office:value="0" calcext:value-type="float">
            <text:p>0.00</text:p>
          </table:table-cell>
          <table:table-cell/>
          <table:table-cell table:style-name="ce102" table:formula="of:=+[.G53]" office:value-type="float" office:value="0" calcext:value-type="float">
            <text:p>0.00</text:p>
          </table:table-cell>
          <table:table-cell table:style-name="ce102" table:formula="of:=+[.H53]" office:value-type="float" office:value="0" calcext:value-type="float">
            <text:p>0.00</text:p>
          </table:table-cell>
          <table:table-cell/>
          <table:table-cell table:style-name="ce102" table:formula="of:=SUM([.J53:.J60])" office:value-type="float" office:value="37242.21" calcext:value-type="float">
            <text:p>37,242.21</text:p>
          </table:table-cell>
          <table:table-cell table:style-name="ce102" table:formula="of:=SUM([.K53:.K60])" office:value-type="float" office:value="0" calcext:value-type="float">
            <text:p>0.00</text:p>
          </table:table-cell>
          <table:table-cell/>
          <table:table-cell table:style-name="ce102" table:formula="of:=SUM([.M53:.M60])" office:value-type="float" office:value="245246.29" calcext:value-type="float">
            <text:p>245,246.29</text:p>
          </table:table-cell>
          <table:table-cell table:style-name="ce102" table:formula="of:=SUM([.N53:.N60])" office:value-type="float" office:value="0" calcext:value-type="float">
            <text:p>0.00</text:p>
          </table:table-cell>
          <table:table-cell table:style-name="ce102" table:formula="of:=SUM([.O53:.O60])" office:value-type="float" office:value="245246.29" calcext:value-type="float">
            <text:p>245,246.29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Julio (sin movimiento)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Agosto (sin movimiento)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Septiemb (sin movimiento)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Octubre (sin movimiento)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Noviembre(sin movimiento)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Diciembre</text:p>
          </table:table-cell>
          <table:table-cell table:number-columns-repeated="2"/>
          <table:table-cell table:style-name="ce98" office:value-type="float" office:value="-29988" calcext:value-type="float">
            <text:p>-29,988.00</text:p>
          </table:table-cell>
          <table:table-cell office:value-type="string" calcext:value-type="string">
            <text:p>(pagos a empleados)</text:p>
          </table:table-cell>
          <table:table-cell table:number-columns-repeated="4"/>
          <table:table-cell table:style-name="ce98"/>
          <table:table-cell table:number-columns-repeated="2"/>
          <table:table-cell table:style-name="ce98" table:formula="of:=+[.D67]" office:value-type="float" office:value="-29988" calcext:value-type="float">
            <text:p>-29,988.00</text:p>
          </table:table-cell>
          <table:table-cell/>
          <table:table-cell table:style-name="ce98" table:formula="of:=+[.M67]" office:value-type="float" office:value="-29988" calcext:value-type="float">
            <text:p>-29,988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Dic.2019</text:p>
          </table:table-cell>
          <table:table-cell table:number-columns-repeated="2"/>
          <table:table-cell table:style-name="ce102" table:formula="of:=+[.D61]+[.D67]" office:value-type="float" office:value="178016.08" calcext:value-type="float">
            <text:p>178,016.08</text:p>
          </table:table-cell>
          <table:table-cell table:style-name="ce102" table:formula="of:=+[.E6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G61]" office:value-type="float" office:value="0" calcext:value-type="float">
            <text:p>0.00</text:p>
          </table:table-cell>
          <table:table-cell table:style-name="ce102" table:formula="of:=+[.H6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J61]" office:value-type="float" office:value="37242.21" calcext:value-type="float">
            <text:p>37,242.21</text:p>
          </table:table-cell>
          <table:table-cell table:style-name="ce102" table:formula="of:=+[.K6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M61]+[.M67]" office:value-type="float" office:value="215258.29" calcext:value-type="float">
            <text:p>215,258.29</text:p>
          </table:table-cell>
          <table:table-cell table:style-name="ce102" table:formula="of:=+[.N61]" office:value-type="float" office:value="0" calcext:value-type="float">
            <text:p>0.00</text:p>
          </table:table-cell>
          <table:table-cell table:style-name="ce102" table:formula="of:=+[.O61]+[.O67]" office:value-type="float" office:value="215258.29" calcext:value-type="float">
            <text:p>215,258.29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98"/>
          <table:table-cell table:number-columns-repeated="4"/>
          <table:table-cell table:style-name="ce98"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100" office:value-type="string" calcext:value-type="string">
            <text:p>Prestamos 2020:</text:p>
          </table:table-cell>
          <table:table-cell table:number-columns-repeated="8"/>
          <table:table-cell table:style-name="ce98"/>
          <table:table-cell table:number-columns-repeated="1014"/>
        </table:table-row>
        <table:table-row table:style-name="ro2">
          <table:table-cell table:style-name="ce100" office:value-type="string" calcext:value-type="string">
            <text:p>Ene 17 pago Baila Arena</text:p>
          </table:table-cell>
          <table:table-cell table:number-columns-repeated="2"/>
          <table:table-cell table:style-name="ce101" office:value-type="float" office:value="30000" calcext:value-type="float">
            <text:p>30,000.00</text:p>
          </table:table-cell>
          <table:table-cell table:style-name="ce103" table:number-columns-repeated="5"/>
          <table:table-cell table:style-name="ce101"/>
          <table:table-cell table:style-name="ce103" table:number-columns-repeated="2"/>
          <table:table-cell table:style-name="ce101" table:formula="of:=+[.D71]" office:value-type="float" office:value="30000" calcext:value-type="float">
            <text:p>30,000.00</text:p>
          </table:table-cell>
          <table:table-cell table:style-name="ce103"/>
          <table:table-cell table:style-name="ce101" table:formula="of:=+[.M71]" office:value-type="float" office:value="30000" calcext:value-type="float">
            <text:p>30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Ago.2020</text:p>
          </table:table-cell>
          <table:table-cell table:number-columns-repeated="2"/>
          <table:table-cell table:style-name="ce102" table:formula="of:=+[.D68]+[.D71]" office:value-type="float" office:value="208016.08" calcext:value-type="float">
            <text:p>208,016.08</text:p>
          </table:table-cell>
          <table:table-cell table:style-name="ce102" table:formula="of:=+[.E68]+[.E7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G68]+[.G71]" office:value-type="float" office:value="0" calcext:value-type="float">
            <text:p>0.00</text:p>
          </table:table-cell>
          <table:table-cell table:style-name="ce102" table:formula="of:=+[.H68]+[.H7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J68]+[.J71]" office:value-type="float" office:value="37242.21" calcext:value-type="float">
            <text:p>37,242.21</text:p>
          </table:table-cell>
          <table:table-cell table:style-name="ce102" table:formula="of:=+[.K68]+[.K71]" office:value-type="float" office:value="0" calcext:value-type="float">
            <text:p>0.00</text:p>
          </table:table-cell>
          <table:table-cell table:style-name="ce102" office:value-type="string" calcext:value-type="string">
            <text:p><text:s/></text:p>
          </table:table-cell>
          <table:table-cell table:style-name="ce102" table:formula="of:=+[.M68]+[.M71]" office:value-type="float" office:value="245258.29" calcext:value-type="float">
            <text:p>245,258.29</text:p>
          </table:table-cell>
          <table:table-cell table:style-name="ce102" table:formula="of:=+[.N68]+[.N71]" office:value-type="float" office:value="0" calcext:value-type="float">
            <text:p>0.00</text:p>
          </table:table-cell>
          <table:table-cell table:style-name="ce102" table:formula="of:=+[.O68]+[.O71]" office:value-type="float" office:value="245258.29" calcext:value-type="float">
            <text:p>245,258.2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06" office:value-type="string" calcext:value-type="string">
            <text:p>Pago Octubre 23-2020</text:p>
          </table:table-cell>
          <table:table-cell table:number-columns-repeated="2"/>
          <table:table-cell table:style-name="ce103" table:number-columns-repeated="6"/>
          <table:table-cell table:style-name="ce101" office:value-type="float" office:value="-5000" calcext:value-type="float">
            <text:p>-5,000.00</text:p>
          </table:table-cell>
          <table:table-cell table:style-name="ce103" table:number-columns-repeated="2"/>
          <table:table-cell table:style-name="ce101" table:formula="of:=+[.D74]+[.J74]" office:value-type="float" office:value="-5000" calcext:value-type="float">
            <text:p>-5,000.00</text:p>
          </table:table-cell>
          <table:table-cell table:style-name="ce103"/>
          <table:table-cell table:style-name="ce101" table:formula="of:=+[.M74]" office:value-type="float" office:value="-5000" calcext:value-type="float">
            <text:p>-5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Oct.2020</text:p>
          </table:table-cell>
          <table:table-cell table:number-columns-repeated="2"/>
          <table:table-cell table:style-name="ce102" table:formula="of:=+[.D72]" office:value-type="float" office:value="208016.08" calcext:value-type="float">
            <text:p>208,016.08</text:p>
          </table:table-cell>
          <table:table-cell table:style-name="ce102" table:formula="of:=+[.E72]" office:value-type="float" office:value="0" calcext:value-type="float">
            <text:p>0.00</text:p>
          </table:table-cell>
          <table:table-cell table:style-name="ce102" table:formula="of:=+[.F72]" office:value-type="string" office:string-value=" " calcext:value-type="string">
            <text:p><text:s/></text:p>
          </table:table-cell>
          <table:table-cell table:style-name="ce102" table:formula="of:=+[.G72]" office:value-type="float" office:value="0" calcext:value-type="float">
            <text:p>0.00</text:p>
          </table:table-cell>
          <table:table-cell table:style-name="ce102" table:formula="of:=+[.H72]" office:value-type="float" office:value="0" calcext:value-type="float">
            <text:p>0.00</text:p>
          </table:table-cell>
          <table:table-cell table:style-name="ce102" table:formula="of:=+[.I72]" office:value-type="string" office:string-value=" " calcext:value-type="string">
            <text:p><text:s/></text:p>
          </table:table-cell>
          <table:table-cell table:style-name="ce102" table:formula="of:=+[.J72]+[.J74]" office:value-type="float" office:value="32242.21" calcext:value-type="float">
            <text:p>32,242.21</text:p>
          </table:table-cell>
          <table:table-cell table:style-name="ce102" table:formula="of:=+[.K72]" office:value-type="float" office:value="0" calcext:value-type="float">
            <text:p>0.00</text:p>
          </table:table-cell>
          <table:table-cell table:style-name="ce102" table:formula="of:=+[.L72]" office:value-type="string" office:string-value=" " calcext:value-type="string">
            <text:p><text:s/></text:p>
          </table:table-cell>
          <table:table-cell table:style-name="ce102" table:formula="of:=+[.M72]+[.M74]" office:value-type="float" office:value="240258.29" calcext:value-type="float">
            <text:p>240,258.29</text:p>
          </table:table-cell>
          <table:table-cell table:style-name="ce102" table:formula="of:=+[.N72]" office:value-type="float" office:value="0" calcext:value-type="float">
            <text:p>0.00</text:p>
          </table:table-cell>
          <table:table-cell table:style-name="ce102" table:formula="of:=+[.O72]+[.O74]" office:value-type="float" office:value="240258.29" calcext:value-type="float">
            <text:p>240,258.2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go Laser Network, fc 164C</text:p>
          </table:table-cell>
          <table:table-cell table:number-columns-repeated="2"/>
          <table:table-cell table:style-name="ce98" office:value-type="float" office:value="21895" calcext:value-type="float">
            <text:p>21,895.00</text:p>
          </table:table-cell>
          <table:table-cell table:number-columns-repeated="8"/>
          <table:table-cell table:style-name="ce98" table:formula="of:=+[.D77]" office:value-type="float" office:value="21895" calcext:value-type="float">
            <text:p>21,895.00</text:p>
          </table:table-cell>
          <table:table-cell/>
          <table:table-cell table:style-name="ce98" table:formula="of:=+[.D77]" office:value-type="float" office:value="21895" calcext:value-type="float">
            <text:p>21,895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Pagos Noviembre2020</text:p>
          </table:table-cell>
          <table:table-cell table:number-columns-repeated="2"/>
          <table:table-cell table:style-name="ce98" office:value-type="float" office:value="-5000" calcext:value-type="float">
            <text:p>-5,000.00</text:p>
          </table:table-cell>
          <table:table-cell table:number-columns-repeated="5"/>
          <table:table-cell table:style-name="ce98" office:value-type="float" office:value="0" calcext:value-type="float">
            <text:p>0.00</text:p>
          </table:table-cell>
          <table:table-cell table:number-columns-repeated="2"/>
          <table:table-cell table:style-name="ce98" table:formula="of:=SUM([.D78:.J78])" office:value-type="float" office:value="-5000" calcext:value-type="float">
            <text:p>-5,000.00</text:p>
          </table:table-cell>
          <table:table-cell/>
          <table:table-cell table:style-name="ce98" table:formula="of:=+[.M78]" office:value-type="float" office:value="-5000" calcext:value-type="float">
            <text:p>-5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Pagos Diciembre 2020</text:p>
          </table:table-cell>
          <table:table-cell table:number-columns-repeated="2"/>
          <table:table-cell table:style-name="ce101" office:value-type="float" office:value="-4000" calcext:value-type="float">
            <text:p>-4,000.00</text:p>
          </table:table-cell>
          <table:table-cell table:style-name="ce103" table:number-columns-repeated="5"/>
          <table:table-cell table:style-name="ce101" office:value-type="float" office:value="-4000" calcext:value-type="float">
            <text:p>-4,000.00</text:p>
          </table:table-cell>
          <table:table-cell table:style-name="ce103" table:number-columns-repeated="2"/>
          <table:table-cell table:style-name="ce101" table:formula="of:=SUM([.D79:.J79])" office:value-type="float" office:value="-8000" calcext:value-type="float">
            <text:p>-8,000.00</text:p>
          </table:table-cell>
          <table:table-cell table:style-name="ce103"/>
          <table:table-cell table:style-name="ce101" table:formula="of:=+[.M79]" office:value-type="float" office:value="-8000" calcext:value-type="float">
            <text:p>-8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1 Dic.2020</text:p>
          </table:table-cell>
          <table:table-cell table:number-columns-repeated="2"/>
          <table:table-cell table:style-name="ce98" table:formula="of:=SUM([.D75:.D79])" office:value-type="float" office:value="220911.08" calcext:value-type="float">
            <text:p>220,911.08</text:p>
          </table:table-cell>
          <table:table-cell table:style-name="ce98" table:formula="of:=+[.E75]" office:value-type="float" office:value="0" calcext:value-type="float">
            <text:p>0.00</text:p>
          </table:table-cell>
          <table:table-cell/>
          <table:table-cell table:style-name="ce98" table:formula="of:=+[.G75]" office:value-type="float" office:value="0" calcext:value-type="float">
            <text:p>0.00</text:p>
          </table:table-cell>
          <table:table-cell table:style-name="ce98" table:formula="of:=+[.H75]" office:value-type="float" office:value="0" calcext:value-type="float">
            <text:p>0.00</text:p>
          </table:table-cell>
          <table:table-cell/>
          <table:table-cell table:style-name="ce98" table:formula="of:=SUM([.J75:.J79])" office:value-type="float" office:value="28242.21" calcext:value-type="float">
            <text:p>28,242.21</text:p>
          </table:table-cell>
          <table:table-cell table:style-name="ce98" table:formula="of:=+[.K75]" office:value-type="float" office:value="0" calcext:value-type="float">
            <text:p>0.00</text:p>
          </table:table-cell>
          <table:table-cell/>
          <table:table-cell table:style-name="ce98" table:formula="of:=SUM([.M75:.M79])" office:value-type="float" office:value="249153.29" calcext:value-type="float">
            <text:p>249,153.29</text:p>
          </table:table-cell>
          <table:table-cell table:style-name="ce98" table:formula="of:=+[.N75]" office:value-type="float" office:value="0" calcext:value-type="float">
            <text:p>0.00</text:p>
          </table:table-cell>
          <table:table-cell table:style-name="ce98" table:formula="of:=SUM([.O75:.O79])" office:value-type="float" office:value="249153.29" calcext:value-type="float">
            <text:p>249,153.29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00" office:value-type="string" calcext:value-type="string">
            <text:p>Nota, se cancelara 50% el 2021 y 50% el 20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gos 2021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brero</text:p>
          </table:table-cell>
          <table:table-cell table:number-columns-repeated="2"/>
          <table:table-cell table:style-name="ce98" office:value-type="float" office:value="-5000" calcext:value-type="float">
            <text:p>-5,000.00</text:p>
          </table:table-cell>
          <table:table-cell table:number-columns-repeated="5"/>
          <table:table-cell table:style-name="ce98"/>
          <table:table-cell table:number-columns-repeated="2"/>
          <table:table-cell table:style-name="ce98" table:formula="of:=+[.D83]" office:value-type="float" office:value="-5000" calcext:value-type="float">
            <text:p>-5,000.00</text:p>
          </table:table-cell>
          <table:table-cell/>
          <table:table-cell table:style-name="ce98" table:formula="of:=+[.M83]" office:value-type="float" office:value="-5000" calcext:value-type="float">
            <text:p>-5,0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zo</text:p>
          </table:table-cell>
          <table:table-cell table:number-columns-repeated="2"/>
          <table:table-cell table:style-name="ce98" office:value-type="float" office:value="-5000" calcext:value-type="float">
            <text:p>-5,000.00</text:p>
          </table:table-cell>
          <table:table-cell table:number-columns-repeated="5"/>
          <table:table-cell table:style-name="ce98" office:value-type="float" office:value="-5000" calcext:value-type="float">
            <text:p>-5,000.00</text:p>
          </table:table-cell>
          <table:table-cell table:number-columns-repeated="2"/>
          <table:table-cell table:style-name="ce98" table:formula="of:=+[.D84]+[.J84]" office:value-type="float" office:value="-10000" calcext:value-type="float">
            <text:p>-10,000.00</text:p>
          </table:table-cell>
          <table:table-cell/>
          <table:table-cell table:style-name="ce98" table:formula="of:=+[.M84]" office:value-type="float" office:value="-10000" calcext:value-type="float">
            <text:p>-10,0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o</text:p>
          </table:table-cell>
          <table:table-cell table:number-columns-repeated="2"/>
          <table:table-cell table:style-name="ce98"/>
          <table:table-cell table:number-columns-repeated="5"/>
          <table:table-cell table:style-name="ce98" office:value-type="float" office:value="-10000" calcext:value-type="float">
            <text:p>-10,000.00</text:p>
          </table:table-cell>
          <table:table-cell table:number-columns-repeated="2"/>
          <table:table-cell table:style-name="ce98" table:formula="of:=+[.J85]" office:value-type="float" office:value="-10000" calcext:value-type="float">
            <text:p>-10,000.00</text:p>
          </table:table-cell>
          <table:table-cell/>
          <table:table-cell table:style-name="ce98" table:formula="of:=+[.M85]" office:value-type="float" office:value="-10000" calcext:value-type="float">
            <text:p>-10,0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nio</text:p>
          </table:table-cell>
          <table:table-cell table:number-columns-repeated="2"/>
          <table:table-cell table:style-name="ce98" office:value-type="float" office:value="-5300" calcext:value-type="float">
            <text:p>-5,300.00</text:p>
          </table:table-cell>
          <table:table-cell table:number-columns-repeated="5"/>
          <table:table-cell table:style-name="ce98"/>
          <table:table-cell table:number-columns-repeated="2"/>
          <table:table-cell table:style-name="ce98" table:formula="of:=+[.D86]" office:value-type="float" office:value="-5300" calcext:value-type="float">
            <text:p>-5,300.00</text:p>
          </table:table-cell>
          <table:table-cell/>
          <table:table-cell table:style-name="ce98" table:formula="of:=+[.M86]" office:value-type="float" office:value="-5300" calcext:value-type="float">
            <text:p>-5,3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lio</text:p>
          </table:table-cell>
          <table:table-cell table:number-columns-repeated="2"/>
          <table:table-cell table:style-name="ce98" office:value-type="float" office:value="-5000" calcext:value-type="float">
            <text:p>-5,000.00</text:p>
          </table:table-cell>
          <table:table-cell table:number-columns-repeated="5"/>
          <table:table-cell table:style-name="ce98" office:value-type="float" office:value="-5000" calcext:value-type="float">
            <text:p>-5,000.00</text:p>
          </table:table-cell>
          <table:table-cell table:number-columns-repeated="2"/>
          <table:table-cell table:style-name="ce98" table:formula="of:=+[.D87]+[.J87]" office:value-type="float" office:value="-10000" calcext:value-type="float">
            <text:p>-10,000.00</text:p>
          </table:table-cell>
          <table:table-cell/>
          <table:table-cell table:style-name="ce98" table:formula="of:=+[.M87]" office:value-type="float" office:value="-10000" calcext:value-type="float">
            <text:p>-10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ept</text:p>
          </table:table-cell>
          <table:table-cell table:number-columns-repeated="2"/>
          <table:table-cell table:style-name="ce98" office:value-type="float" office:value="-5000" calcext:value-type="float">
            <text:p>-5,000.00</text:p>
          </table:table-cell>
          <table:table-cell table:number-columns-repeated="5"/>
          <table:table-cell table:style-name="ce98"/>
          <table:table-cell table:number-columns-repeated="2"/>
          <table:table-cell table:style-name="ce98" table:formula="of:=+[.D88]" office:value-type="float" office:value="-5000" calcext:value-type="float">
            <text:p>-5,000.00</text:p>
          </table:table-cell>
          <table:table-cell/>
          <table:table-cell table:style-name="ce98" table:formula="of:=+[.M88]" office:value-type="float" office:value="-5000" calcext:value-type="float">
            <text:p>-5,000.00</text:p>
          </table:table-cell>
          <table:table-cell table:number-columns-repeated="1009"/>
        </table:table-row>
        <table:table-row table:style-name="ro2">
          <table:table-cell table:style-name="ce93" office:value-type="string" calcext:value-type="string">
            <text:p>Saldo al 30 septiembre 2021</text:p>
          </table:table-cell>
          <table:table-cell table:number-columns-repeated="2"/>
          <table:table-cell table:style-name="ce102" table:formula="of:=SUM([.D80:.D88])" office:value-type="float" office:value="195611.08" calcext:value-type="float">
            <text:p>195,611.08</text:p>
          </table:table-cell>
          <table:table-cell table:style-name="ce102" table:formula="of:=+[.E83]" office:value-type="float" office:value="0" calcext:value-type="float">
            <text:p>0.00</text:p>
          </table:table-cell>
          <table:table-cell table:style-name="ce104"/>
          <table:table-cell table:style-name="ce102" table:formula="of:=+[.G83]" office:value-type="float" office:value="0" calcext:value-type="float">
            <text:p>0.00</text:p>
          </table:table-cell>
          <table:table-cell table:style-name="ce102" table:formula="of:=+[.H83]" office:value-type="float" office:value="0" calcext:value-type="float">
            <text:p>0.00</text:p>
          </table:table-cell>
          <table:table-cell table:style-name="ce104"/>
          <table:table-cell table:style-name="ce102" table:formula="of:=SUM([.J80:.J87])" office:value-type="float" office:value="8242.21" calcext:value-type="float">
            <text:p>8,242.21</text:p>
          </table:table-cell>
          <table:table-cell table:style-name="ce102" table:formula="of:=+[.K83]" office:value-type="float" office:value="0" calcext:value-type="float">
            <text:p>0.00</text:p>
          </table:table-cell>
          <table:table-cell table:style-name="ce104"/>
          <table:table-cell table:style-name="ce102" table:formula="of:=SUM([.M80:.M88])" office:value-type="float" office:value="203853.29" calcext:value-type="float">
            <text:p>203,853.29</text:p>
          </table:table-cell>
          <table:table-cell table:style-name="ce102" table:formula="of:=+[.N83]" office:value-type="float" office:value="0" calcext:value-type="float">
            <text:p>0.00</text:p>
          </table:table-cell>
          <table:table-cell table:style-name="ce102" table:formula="of:=SUM([.O80:.O88])" office:value-type="float" office:value="203853.29" calcext:value-type="float">
            <text:p>203,853.29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98"/>
          <table:table-cell table:number-columns-repeated="1014"/>
        </table:table-row>
        <table:table-row table:style-name="ro2">
          <table:table-cell table:number-columns-repeated="10"/>
          <table:table-cell table:style-name="ce107" office:value-type="string" calcext:value-type="string">
            <text:p>cta 2181</text:p>
          </table:table-cell>
          <table:table-cell table:style-name="ce108"/>
          <table:table-cell table:style-name="ce109" office:value-type="float" office:value="85155.54" calcext:value-type="float">
            <text:p>85,155.54</text:p>
          </table:table-cell>
          <table:table-cell table:style-name="ce109"/>
          <table:table-cell table:style-name="ce110"/>
          <table:table-cell table:number-columns-repeated="1009"/>
        </table:table-row>
        <table:table-row table:style-name="ro2">
          <table:table-cell table:number-columns-repeated="10"/>
          <table:table-cell table:style-name="ce111" office:value-type="string" calcext:value-type="string">
            <text:p>cta 2241</text:p>
          </table:table-cell>
          <table:table-cell/>
          <table:table-cell table:style-name="ce101" office:value-type="float" office:value="110455.54" calcext:value-type="float">
            <text:p>110,455.54</text:p>
          </table:table-cell>
          <table:table-cell table:style-name="ce98" table:formula="of:=+[.M91]+[.M92]" office:value-type="float" office:value="195611.08" calcext:value-type="float">
            <text:p>195,611.08</text:p>
          </table:table-cell>
          <table:table-cell table:style-name="ce112" office:value-type="string" calcext:value-type="string">
            <text:p>MDC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11" office:value-type="string" calcext:value-type="string">
            <text:p>cta 2245</text:p>
          </table:table-cell>
          <table:table-cell/>
          <table:table-cell table:style-name="ce98"/>
          <table:table-cell table:style-name="ce101" office:value-type="float" office:value="8242.21" calcext:value-type="float">
            <text:p>8,242.21</text:p>
          </table:table-cell>
          <table:table-cell table:style-name="ce112" office:value-type="string" calcext:value-type="string">
            <text:p>MPC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13"/>
          <table:table-cell table:style-name="ce103"/>
          <table:table-cell table:style-name="ce101"/>
          <table:table-cell table:style-name="ce102" table:formula="of:=SUM([.N92:.N93])" office:value-type="float" office:value="203853.29" calcext:value-type="float">
            <text:p>203,853.29</text:p>
          </table:table-cell>
          <table:table-cell table:style-name="ce114" office:value-type="string" calcext:value-type="string">
            <text:p>total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98" table:number-columns-repeated="2"/>
          <table:table-cell table:number-columns-repeated="101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1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$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7"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 </number:text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5P0" style:volatile="true">
      <number:text> </number:text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">
      <number:text> </number:text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2" loext:min-decimal-places="2" number:min-integer-digits="1" number:grouping="true"/>
      <number:text> </number:text>
    </number:number-style>
    <number:number-style style:name="N123">
      <number:text> $</number:text>
      <number:number number:decimal-places="2" loext:min-decimal-places="2" number:min-integer-digits="1" number:grouping="true"/>
      <number:text> </number:text>
    </number:number-style>
    <number:number-style style:name="N124">
      <number:text> $-</number:text>
      <number:number number:decimal-places="2" loext:min-decimal-places="2" number:min-integer-digits="1" number:grouping="true"/>
      <number:text> </number:text>
    </number:number-style>
    <number:number-style style:name="N125">
      <number:text> $-</number:text>
      <number:number number:decimal-places="0" loext:min-decimal-places="0" number:min-integer-digits="2"/>
      <number:text> </number:text>
    </number:number-style>
    <number:number-style style:name="N127P0" style:volatile="true">
      <style:text-properties fo:color="#0000ff"/>
      <number:number number:decimal-places="0" loext:min-decimal-places="0" number:min-integer-digits="1" number:grouping="true"/>
    </number:number-style>
    <number:number-style style:name="N127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ffc7ce" style:vertical-align="automatic"/>
      <style:text-properties fo:color="#9c0006" style:font-name="Arial" fo:font-family="Arial" style:font-name-asian="Arial" style:font-family-asian="Arial" style:font-name-complex="Arial" style:font-family-complex="Arial"/>
    </style:style>
    <style:style style:name="Comma" style:family="table-cell" style:parent-style-name="Default" style:data-style-name="N122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_20_9" style:display-name="Error 9" style:family="table-cell" style:parent-style-name="Default" style:data-style-name="N0">
      <style:table-cell-properties fo:background-color="#cc0000" style:vertical-align="automatic"/>
      <style:text-properties fo:color="#ffffff" style:font-name="Arial1" fo:font-family="Arial" style:font-family-generic="swiss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Excel_20_Built-in_20_Comma" style:display-name="Excel Built-in Comma" style:family="table-cell" style:parent-style-name="Default" style:data-style-name="N118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_20_11" style:display-name="Footnote 11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0pt" fo:font-style="italic" style:font-name-asian="Arial" style:font-family-asian="Arial" style:font-size-asian="10pt" style:font-style-asian="italic" style:font-name-complex="Arial" style:font-family-complex="Arial" style:font-size-complex="10pt" style:font-style-complex="italic"/>
    </style:style>
    <style:style style:name="Good_20_12" style:display-name="Good 12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_20_13" style:display-name="Heading (user) 1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24pt" fo:font-weight="bold" style:font-name-asian="Arial" style:font-family-asian="Arial" style:font-size-asian="24pt" style:font-weight-asian="bold" style:font-name-complex="Arial" style:font-family-complex="Arial" style:font-size-complex="24pt" style:font-weight-complex="bold"/>
    </style:style>
    <style:style style:name="Heading_20_1_20_14" style:display-name="Heading 1 1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8pt" style:font-name-asian="Arial" style:font-family-asian="Arial" style:font-size-asian="18pt" style:font-name-complex="Arial" style:font-family-complex="Arial" style:font-size-complex="18pt"/>
    </style:style>
    <style:style style:name="Heading_20_2_20_15" style:display-name="Heading 2 1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yperlink_20_16" style:display-name="Hyperlink 16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Millares_20_2" style:display-name="Millares 2" style:family="table-cell" style:parent-style-name="Default" style:data-style-name="N122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Moneda_20_2" style:display-name="Moneda 2" style:family="table-cell" style:parent-style-name="Default" style:data-style-name="N126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te_20_17" style:display-name="Note 17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1" fo:font-family="Arial" style:font-family-generic="swiss" fo:font-size="10pt" style:font-name-asian="Arial" style:font-family-asian="Arial" style:font-size-asian="10pt" style:font-name-complex="Arial" style:font-family-complex="Arial" style:font-size-complex="10pt"/>
    </style:style>
    <style:style style:name="Status_20_18" style:display-name="Status 18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Text_20_19" style:display-name="Text 19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Warning_20_20" style:display-name="Warning 20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3:53:46.810655527</dc:date>
    <meta:editing-cycles>8</meta:editing-cycles>
    <meta:editing-duration>PT1H22M32S</meta:editing-duration>
    <meta:document-statistic meta:table-count="3" meta:cell-count="555" meta:object-count="0"/>
  </office:meta>
</office:document-meta>
</file>